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Courier" svg:font-family="Courie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fo:text-align="start" style:justify-single-word="false">
        <style:tab-stops>
          <style:tab-stop style:position="1.221cm"/>
        </style:tab-stops>
      </style:paragraph-properties>
      <style:text-properties fo:color="#000000" style:font-name="Courier" fo:font-size="12pt" style:text-underline-style="none" fo:font-weight="bold" officeooo:rsid="00954b25" officeooo:paragraph-rsid="00954b25" style:font-size-asian="12pt" style:font-weight-asian="bold" style:font-size-complex="12pt" style:font-weight-complex="bold"/>
    </style:style>
    <style:style style:name="P2" style:family="paragraph" style:parent-style-name="Standard">
      <style:paragraph-properties fo:margin-top="0cm" fo:margin-bottom="0cm" loext:contextual-spacing="false" fo:text-align="start" style:justify-single-word="false">
        <style:tab-stops>
          <style:tab-stop style:position="0.958cm"/>
        </style:tab-stops>
      </style:paragraph-properties>
      <style:text-properties fo:color="#000000" style:font-name="Courier" fo:font-size="12pt" fo:font-weight="bold" officeooo:rsid="00106128" officeooo:paragraph-rsid="00106128" style:font-size-asian="12pt" style:font-weight-asian="bold" style:font-size-complex="12pt" style:font-weight-complex="bold"/>
    </style:style>
    <style:style style:name="P3" style:family="paragraph" style:parent-style-name="Standard">
      <style:paragraph-properties fo:margin-top="0cm" fo:margin-bottom="0cm" loext:contextual-spacing="false" fo:text-align="start" style:justify-single-word="false">
        <style:tab-stops>
          <style:tab-stop style:position="0.958cm"/>
        </style:tab-stops>
      </style:paragraph-properties>
      <style:text-properties fo:color="#000000" style:font-name="Courier" fo:font-size="12pt" style:text-underline-style="none" fo:font-weight="normal" officeooo:rsid="00978fe0" officeooo:paragraph-rsid="00978fe0" style:font-size-asian="12pt" style:font-weight-asian="normal" style:font-size-complex="12pt" style:font-weight-complex="normal"/>
    </style:style>
    <style:style style:name="P4" style:family="paragraph" style:parent-style-name="Standard">
      <style:paragraph-properties>
        <style:tab-stops>
          <style:tab-stop style:position="0.958cm"/>
        </style:tab-stops>
      </style:paragraph-properties>
      <style:text-properties fo:color="#000000" style:font-name="Courier" fo:font-size="12pt" fo:font-weight="bold" officeooo:paragraph-rsid="000eb15e" style:font-size-asian="12pt" style:font-weight-asian="bold" style:font-size-complex="12pt" style:font-weight-complex="bold"/>
    </style:style>
    <style:style style:name="P5"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0eb15e" officeooo:paragraph-rsid="000eb15e" style:font-size-asian="12pt" style:font-weight-asian="bold" style:font-size-complex="12pt" style:font-weight-complex="bold"/>
    </style:style>
    <style:style style:name="P6" style:family="paragraph" style:parent-style-name="Standard">
      <style:paragraph-properties fo:text-align="center" style:justify-single-word="false">
        <style:tab-stops>
          <style:tab-stop style:position="0.958cm"/>
        </style:tab-stops>
      </style:paragraph-properties>
      <style:text-properties fo:color="#000000" style:font-name="Courier" fo:font-size="12pt" fo:font-weight="bold" officeooo:rsid="000eb15e" officeooo:paragraph-rsid="000eb15e" style:font-size-asian="12pt" style:font-weight-asian="bold" style:font-size-complex="12pt" style:font-weight-complex="bold"/>
    </style:style>
    <style:style style:name="P7" style:family="paragraph" style:parent-style-name="Standard">
      <style:paragraph-properties fo:text-align="center" style:justify-single-word="false">
        <style:tab-stops>
          <style:tab-stop style:position="0.958cm"/>
        </style:tab-stops>
      </style:paragraph-properties>
      <style:text-properties fo:color="#000000" style:font-name="Courier" fo:font-size="12pt" fo:font-weight="bold" officeooo:rsid="00976151" officeooo:paragraph-rsid="00976151" style:font-size-asian="12pt" style:font-weight-asian="bold" style:font-size-complex="12pt" style:font-weight-complex="bold"/>
    </style:style>
    <style:style style:name="P8"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0ee012" officeooo:paragraph-rsid="000ee012" style:font-size-asian="12pt" style:font-weight-asian="bold" style:font-size-complex="12pt" style:font-weight-complex="bold"/>
    </style:style>
    <style:style style:name="P9"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2ac5f9" officeooo:paragraph-rsid="0049e321" style:font-size-asian="12pt" style:font-weight-asian="bold" style:font-size-complex="12pt" style:font-weight-complex="bold"/>
    </style:style>
    <style:style style:name="P10"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normal" officeooo:rsid="000fdd8b" officeooo:paragraph-rsid="00976151" style:font-size-asian="12pt" style:font-weight-asian="normal" style:font-size-complex="12pt" style:font-weight-complex="normal"/>
    </style:style>
    <style:style style:name="P11" style:family="paragraph" style:parent-style-name="Standard">
      <style:paragraph-properties>
        <style:tab-stops>
          <style:tab-stop style:position="1.221cm"/>
        </style:tab-stops>
      </style:paragraph-properties>
      <style:text-properties fo:color="#000000" style:font-name="Courier" fo:font-size="12pt" officeooo:paragraph-rsid="008cdf4b" style:font-size-asian="12pt" style:font-size-complex="12pt"/>
    </style:style>
    <style:style style:name="P12"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996406" officeooo:paragraph-rsid="0099e87b" style:font-size-asian="12pt" style:font-size-complex="12pt"/>
    </style:style>
    <style:style style:name="P13"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996406" officeooo:paragraph-rsid="009bbb9b" style:font-size-asian="12pt" style:font-size-complex="12pt"/>
    </style:style>
    <style:style style:name="P14" style:family="paragraph" style:parent-style-name="Standard">
      <style:paragraph-properties fo:text-align="start" style:justify-single-word="false">
        <style:tab-stops>
          <style:tab-stop style:position="0.958cm"/>
        </style:tab-stops>
      </style:paragraph-properties>
      <style:text-properties fo:color="#000000" style:font-name="Courier" fo:font-size="12pt" officeooo:rsid="00996406" officeooo:paragraph-rsid="009c4ad6" style:font-size-asian="12pt" style:font-size-complex="12pt"/>
    </style:style>
    <style:style style:name="P15" style:family="paragraph" style:parent-style-name="Standard">
      <style:paragraph-properties fo:text-align="start" style:justify-single-word="false">
        <style:tab-stops>
          <style:tab-stop style:position="0.958cm"/>
        </style:tab-stops>
      </style:paragraph-properties>
      <style:text-properties fo:color="#000000" style:font-name="Courier" fo:font-size="12pt" style:text-underline-style="none" fo:font-weight="bold" officeooo:rsid="003b0808" officeooo:paragraph-rsid="003b0808" style:font-size-asian="12pt" style:font-weight-asian="bold" style:font-size-complex="12pt" style:font-weight-complex="bold"/>
    </style:style>
    <style:style style:name="P16" style:family="paragraph" style:parent-style-name="Standard">
      <style:paragraph-properties fo:text-align="start" style:justify-single-word="false">
        <style:tab-stops>
          <style:tab-stop style:position="0.958cm"/>
        </style:tab-stops>
      </style:paragraph-properties>
      <style:text-properties fo:color="#000000" style:font-name="Courier" fo:font-size="12pt" style:text-underline-style="solid" style:text-underline-width="auto" style:text-underline-color="font-color" fo:font-weight="bold" officeooo:rsid="002ac5f9" officeooo:paragraph-rsid="002ac5f9" style:font-size-asian="12pt" style:font-weight-asian="bold" style:font-size-complex="12pt" style:font-weight-complex="bold"/>
    </style:style>
    <style:style style:name="P17" style:family="paragraph" style:parent-style-name="Text_20_body">
      <style:paragraph-properties fo:margin-top="0cm" fo:margin-bottom="0cm" loext:contextual-spacing="false" fo:text-align="start" style:justify-single-word="false">
        <style:tab-stops>
          <style:tab-stop style:position="1.221cm"/>
        </style:tab-stops>
      </style:paragraph-properties>
      <style:text-properties fo:color="#000000" style:font-name="Courier" fo:font-size="12pt" style:text-underline-style="none" fo:font-weight="bold" officeooo:rsid="00954b25" officeooo:paragraph-rsid="00a18c1d" style:font-size-asian="12pt" style:font-weight-asian="bold" style:font-size-complex="12pt" style:font-weight-complex="bold"/>
    </style:style>
    <style:style style:name="P18"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normal" officeooo:rsid="00976151" officeooo:paragraph-rsid="000ee012" style:font-size-asian="12pt" style:font-weight-asian="normal" style:font-size-complex="12pt" style:font-weight-complex="normal"/>
    </style:style>
    <style:style style:name="P19"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normal" officeooo:rsid="00976151" officeooo:paragraph-rsid="00976151" style:font-size-asian="12pt" style:font-weight-asian="normal" style:font-size-complex="12pt" style:font-weight-complex="normal"/>
    </style:style>
    <style:style style:name="P20"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2ba15a" officeooo:paragraph-rsid="00996406" style:font-size-asian="12pt" style:font-weight-asian="bold" style:font-size-complex="12pt" style:font-weight-complex="bold"/>
    </style:style>
    <style:style style:name="P21" style:family="paragraph" style:parent-style-name="Standard">
      <style:paragraph-properties fo:text-align="start" style:justify-single-word="false">
        <style:tab-stops>
          <style:tab-stop style:position="0.958cm"/>
        </style:tab-stops>
      </style:paragraph-properties>
      <style:text-properties fo:color="#000000" style:font-name="Courier" fo:font-size="12pt" fo:font-weight="bold" officeooo:rsid="002ba15a" officeooo:paragraph-rsid="009bfa75" style:font-size-asian="12pt" style:font-weight-asian="bold" style:font-size-complex="12pt" style:font-weight-complex="bold"/>
    </style:style>
    <style:style style:name="P22" style:family="paragraph" style:parent-style-name="Standard">
      <style:paragraph-properties fo:text-align="start" style:justify-single-word="false">
        <style:tab-stops>
          <style:tab-stop style:position="0.958cm"/>
        </style:tab-stops>
      </style:paragraph-properties>
      <style:text-properties fo:color="#000000" style:font-name="Courier" fo:font-size="12pt" style:text-underline-style="none" fo:font-weight="bold" officeooo:rsid="0074e3ca" officeooo:paragraph-rsid="0076ba64" style:font-size-asian="12pt" style:font-weight-asian="bold" style:font-size-complex="12pt" style:font-weight-complex="bold"/>
    </style:style>
    <style:style style:name="P23" style:family="paragraph" style:parent-style-name="Standard">
      <style:paragraph-properties>
        <style:tab-stops>
          <style:tab-stop style:position="1.221cm"/>
        </style:tab-stops>
      </style:paragraph-properties>
      <style:text-properties fo:color="#000000" style:font-name="Courier" fo:font-size="12pt" style:text-underline-style="none" fo:font-weight="bold" officeooo:rsid="005ce3e5" officeooo:paragraph-rsid="00a18c1d" style:font-size-asian="12pt" style:font-weight-asian="bold" style:font-size-complex="12pt" style:font-weight-complex="bold"/>
    </style:style>
    <style:style style:name="P24" style:family="paragraph" style:parent-style-name="Standard">
      <style:paragraph-properties fo:text-align="center" style:justify-single-word="false">
        <style:tab-stops>
          <style:tab-stop style:position="1.221cm"/>
        </style:tab-stops>
      </style:paragraph-properties>
      <style:text-properties fo:color="#000000" style:font-name="Courier" fo:font-size="18pt" fo:font-weight="bold" officeooo:rsid="009fc1ef" officeooo:paragraph-rsid="009fc1ef" fo:background-color="transparent" style:font-size-asian="18pt" style:font-weight-asian="bold" style:font-size-complex="18pt" style:font-weight-complex="bold"/>
    </style:style>
    <style:style style:name="P25" style:family="paragraph" style:parent-style-name="Standard">
      <style:paragraph-properties>
        <style:tab-stops>
          <style:tab-stop style:position="1.221cm"/>
        </style:tab-stops>
      </style:paragraph-properties>
      <style:text-properties fo:color="#000000" style:font-name="Menlo" fo:font-size="14pt" officeooo:paragraph-rsid="009fc1ef"/>
    </style:style>
    <style:style style:name="P26" style:family="paragraph" style:parent-style-name="Standard">
      <style:paragraph-properties>
        <style:tab-stops>
          <style:tab-stop style:position="1.221cm"/>
        </style:tab-stops>
      </style:paragraph-properties>
      <style:text-properties fo:color="#000000" style:font-name="Menlo" fo:font-size="14pt" style:text-underline-style="none" fo:font-weight="bold" officeooo:rsid="005ce3e5" officeooo:paragraph-rsid="009fc1ef" style:font-size-asian="12pt" style:font-weight-asian="bold" style:font-size-complex="12pt" style:font-weight-complex="bold"/>
    </style:style>
    <style:style style:name="P27" style:family="paragraph" style:parent-style-name="Standard">
      <style:paragraph-properties>
        <style:tab-stops>
          <style:tab-stop style:position="1.221cm"/>
        </style:tab-stops>
      </style:paragraph-properties>
      <style:text-properties fo:color="#000000" style:font-name="Courier" fo:font-size="22pt" style:text-underline-style="none" fo:font-weight="bold" officeooo:rsid="00a18c1d" officeooo:paragraph-rsid="00a18c1d" style:font-size-asian="22pt" style:font-weight-asian="bold" style:font-size-complex="22pt" style:font-weight-complex="bold"/>
    </style:style>
    <style:style style:name="P28" style:family="paragraph" style:parent-style-name="Standard">
      <style:paragraph-properties>
        <style:tab-stops>
          <style:tab-stop style:position="1.221cm"/>
        </style:tab-stops>
      </style:paragraph-properties>
      <style:text-properties fo:color="#0f7001" style:font-name="Menlo" fo:font-size="14pt" officeooo:paragraph-rsid="009fc1ef"/>
    </style:style>
    <style:style style:name="P29" style:family="paragraph" style:parent-style-name="Standard">
      <style:paragraph-properties>
        <style:tab-stops>
          <style:tab-stop style:position="1.221cm"/>
        </style:tab-stops>
      </style:paragraph-properties>
      <style:text-properties fo:color="#008000" style:font-name="Menlo" fo:font-size="14pt" officeooo:paragraph-rsid="009fc1ef" style:font-size-asian="12pt" style:font-size-complex="12pt"/>
    </style:style>
    <style:style style:name="P30" style:family="paragraph" style:parent-style-name="Standard">
      <style:paragraph-properties>
        <style:tab-stops>
          <style:tab-stop style:position="1.221cm"/>
        </style:tab-stops>
      </style:paragraph-properties>
      <style:text-properties fo:color="#008000" style:font-name="Menlo" fo:font-size="14pt" officeooo:paragraph-rsid="009fc1ef"/>
    </style:style>
    <style:style style:name="P31" style:family="paragraph" style:parent-style-name="Standard">
      <style:paragraph-properties>
        <style:tab-stops>
          <style:tab-stop style:position="1.221cm"/>
        </style:tab-stops>
      </style:paragraph-properties>
      <style:text-properties fo:color="#0000ff" style:font-name="Menlo" fo:font-size="14pt" officeooo:paragraph-rsid="009fc1ef"/>
    </style:style>
    <style:style style:name="P32" style:family="paragraph" style:parent-style-name="Standard">
      <style:paragraph-properties>
        <style:tab-stops>
          <style:tab-stop style:position="1.221cm"/>
        </style:tab-stops>
      </style:paragraph-properties>
      <style:text-properties fo:color="#2b839f" style:font-name="Menlo" fo:font-size="14pt" officeooo:paragraph-rsid="009fc1ef"/>
    </style:style>
    <style:style style:name="P33" style:family="paragraph" style:parent-style-name="Standard">
      <style:paragraph-properties>
        <style:tab-stops>
          <style:tab-stop style:position="1.221cm"/>
        </style:tab-stops>
      </style:paragraph-properties>
      <style:text-properties fo:color="#a31515" style:font-name="Menlo" fo:font-size="14pt" officeooo:paragraph-rsid="009fc1ef"/>
    </style:style>
    <style:style style:name="T1" style:family="text">
      <style:text-properties fo:color="#000000"/>
    </style:style>
    <style:style style:name="T2" style:family="text">
      <style:text-properties officeooo:rsid="000eb15e"/>
    </style:style>
    <style:style style:name="T3" style:family="text">
      <style:text-properties style:text-underline-style="none"/>
    </style:style>
    <style:style style:name="T4" style:family="text">
      <style:text-properties style:text-underline-style="none" officeooo:rsid="00303b4d"/>
    </style:style>
    <style:style style:name="T5" style:family="text">
      <style:text-properties fo:font-weight="bold" style:font-weight-asian="bold" style:font-weight-complex="bold"/>
    </style:style>
    <style:style style:name="T6" style:family="text">
      <style:text-properties fo:font-weight="bold" officeooo:rsid="002ba15a" style:font-weight-asian="bold" style:font-weight-complex="bold"/>
    </style:style>
    <style:style style:name="T7" style:family="text">
      <style:text-properties fo:font-weight="bold" officeooo:rsid="009c4ad6" style:font-weight-asian="bold" style:font-weight-complex="bold"/>
    </style:style>
    <style:style style:name="T8" style:family="text">
      <style:text-properties officeooo:rsid="0072f649"/>
    </style:style>
    <style:style style:name="T9" style:family="text">
      <style:text-properties officeooo:rsid="00923198"/>
    </style:style>
    <style:style style:name="T10" style:family="text">
      <style:text-properties fo:font-weight="normal" officeooo:rsid="00976151" style:font-weight-asian="normal" style:font-weight-complex="normal"/>
    </style:style>
    <style:style style:name="T11" style:family="text">
      <style:text-properties style:text-underline-style="solid" style:text-underline-width="auto" style:text-underline-color="font-color" officeooo:rsid="00978fe0"/>
    </style:style>
    <style:style style:name="T12" style:family="text">
      <style:text-properties style:text-underline-style="solid" style:text-underline-width="auto" style:text-underline-color="font-color" officeooo:rsid="0037bacd"/>
    </style:style>
    <style:style style:name="T13" style:family="text">
      <style:text-properties officeooo:rsid="0037bacd"/>
    </style:style>
    <style:style style:name="T14" style:family="text">
      <style:text-properties fo:color="#0000ff"/>
    </style:style>
    <style:style style:name="T15" style:family="text">
      <style:text-properties fo:color="#0000ff" fo:font-weight="bold" officeooo:rsid="002ba15a" fo:background-color="transparent" loext:char-shading-value="0" style:font-weight-asian="bold" style:font-weight-complex="bold"/>
    </style:style>
    <style:style style:name="T16" style:family="text">
      <style:text-properties fo:color="#0000ff" fo:font-weight="bold" officeooo:rsid="002ba15a" style:font-weight-asian="bold" style:font-weight-complex="bold"/>
    </style:style>
    <style:style style:name="T17" style:family="text">
      <style:text-properties officeooo:rsid="009f0527"/>
    </style:style>
    <style:style style:name="T18" style:family="text">
      <style:text-properties fo:color="#a31515"/>
    </style:style>
    <style:style style:name="T19" style:family="text">
      <style:text-properties fo:color="#2b839f"/>
    </style:style>
    <style:style style:name="T20" style:family="text">
      <style:text-properties fo:font-size="24pt" fo:background-color="#ff9999" loext:char-shading-value="0" style:font-size-asian="24pt" style:font-size-complex="24pt"/>
    </style:style>
    <style:style style:name="T21" style:family="text">
      <style:text-properties officeooo:rsid="00a18c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Ş<text:span text:style-name="T2">afak AKINCI<text:tab/><text:tab/><text:tab/><text:tab/><text:tab/><text:tab/><text:tab/><text:tab/><text:tab/><text:tab/><text:tab/><text:tab/><text:tab/><text:tab/><text:tab/><text:tab/><text:tab/><text:tab/><text:tab/><text:tab/><text:tab/><text:tab/><text:tab/>02.01.2017</text:span></text:p>
      <text:p text:style-name="P5">152120141003</text:p>
      <text:p text:style-name="P6">Experiment <text:span text:style-name="T9">8</text:span></text:p>
      <text:p text:style-name="P7">Polymorphism</text:p>
      <text:p text:style-name="P6"/>
      <text:p text:style-name="P8">Objectives</text:p>
      <text:p text:style-name="P8"><text:tab/>* <text:span text:style-name="T10">How polymorphism makes programming more convenient and systems more extensible.</text:span></text:p>
      <text:p text:style-name="P18"><text:tab/>* The distinction between abstract and concrete classes and how to create abstract classes.</text:p>
      <text:p text:style-name="P18"><text:tab/>* To use runtime type information (RTTI)</text:p>
      <text:p text:style-name="P18"><text:tab/>*<text:tab/> How C++ implements virtual functions and dynamic binding.</text:p>
      <text:p text:style-name="P19"><text:tab/>* How virtual destructors ensure that all appropriate destructors run on an object.</text:p>
      <text:p text:style-name="P19"><text:tab/>* How polymorphism makes programming more convenient and systems more extensible.</text:p>
      <text:p text:style-name="P19"><text:tab/>* The distinction between abstract and concrete classes and how to create abstract classes.</text:p>
      <text:p text:style-name="P10"/>
      <text:p text:style-name="P2">Prelab Activities</text:p>
      <text:p text:style-name="P2"/>
      <text:p text:style-name="P2"><text:tab/><text:span text:style-name="T11">Programming Output</text:span></text:p>
      <text:p text:style-name="P3">Phylum: Mollusca<text:tab/>Genus: Crassostrea </text:p>
      <text:p text:style-name="P3"/>
      <text:p text:style-name="P3"/>
      <text:p text:style-name="P3">Phylum: Mollusca<text:tab/>Genus: Crassostrea </text:p>
      <text:p text:style-name="P3">Phylum: Mollusca<text:tab/>Genus: Crassostrea </text:p>
      <text:p text:style-name="P3">Mollusca</text:p>
      <text:p text:style-name="P3"/>
      <text:p text:style-name="P16"><text:span text:style-name="T3"><text:tab/></text:span><text:span text:style-name="T8">Correct The Code</text:span></text:p>
      <text:p text:style-name="P14"><text:span text:style-name="T5">1-<text:tab/><text:tab/><text:tab/></text:span><text:span text:style-name="T6">1<text:tab/><text:tab/>:<text:tab/></text:span><text:span text:style-name="T16">virtual</text:span><text:span text:style-name="T6"> </text:span><text:span text:style-name="T16">void</text:span><text:span text:style-name="T6"> print () </text:span><text:span text:style-name="T16">const</text:span><text:span text:style-name="T6"> = 0;<text:tab/><text:tab/><text:tab/><text:tab/><text:tab/><text:tab/>:<text:tab/></text:span><text:span text:style-name="T7">logic error</text:span></text:p>
      <text:p text:style-name="P20"/>
      <text:p text:style-name="P14"><text:span text:style-name="T5">2-<text:tab/><text:tab/><text:tab/></text:span><text:span text:style-name="T6">6<text:tab/><text:tab/>:<text:tab/>VirginiaOyster(</text:span><text:span text:style-name="T16">string</text:span><text:span text:style-name="T6"> genusString):Oyster(genusString) <text:tab/>: <text:tab/></text:span><text:span text:style-name="T7">compilation error</text:span><text:span text:style-name="T6"><text:tab/></text:span></text:p>
      <text:p text:style-name="P21"><text:tab/><text:tab/><text:tab/>12<text:tab/><text:tab/>:<text:tab/>~VirginiaOyster()<text:tab/><text:tab/><text:tab/><text:tab/><text:tab/><text:tab/><text:tab/><text:tab/><text:tab/>:<text:tab/>logic and compilation error</text:p>
      <text:p text:style-name="P21"><text:tab/><text:tab/><text:tab/>14<text:tab/><text:tab/>:<text:tab/><text:tab/><text:tab/><text:tab/><text:tab/><text:tab/><text:tab/><text:tab/><text:tab/><text:tab/><text:tab/><text:tab/><text:tab/>:<text:tab/>logic error</text:p>
      <text:p text:style-name="P20"/>
      <text:p text:style-name="P12"><text:span text:style-name="T6">3-<text:tab/><text:tab/><text:tab/>13<text:tab/><text:tab/>:<text:tab/></text:span><text:span text:style-name="T16">class</text:span><text:span text:style-name="T6"> DerivedClass : public BaseClass<text:tab/><text:tab/><text:tab/><text:tab/><text:tab/>:<text:tab/>compilation error<text:tab/><text:tab/><text:tab/><text:tab/><text:tab/></text:span></text:p>
      <text:p text:style-name="P13"><text:span text:style-name="T5">4-<text:tab/><text:tab/><text:tab/></text:span><text:span text:style-name="T15">public</text:span><text:span text:style-name="T6"><text:tab/>:<text:tab/></text:span><text:span text:style-name="T16">void</text:span><text:span text:style-name="T6"> printName () </text:span><text:span text:style-name="T16">const</text:span><text:span text:style-name="T6"> ;<text:tab/><text:tab/><text:tab/><text:tab/><text:tab/><text:tab/><text:tab/>:<text:tab/>compilation error</text:span></text:p>
      <text:p text:style-name="P22"/>
      <text:p text:style-name="P9"><text:span text:style-name="T4"><text:tab/></text:span><text:span text:style-name="T12">Lab Exercises</text:span></text:p>
      <text:p text:style-name="P15"><text:span text:style-name="T13">L</text:span>ab Exercise 1 – <text:span text:style-name="T17">Polymorphic Media Players</text:span></text:p>
      <text:p text:style-name="P28">/*****************************************</text:p>
      <text:p text:style-name="P28"><text:s/>* Shape.h <text:s text:c="30"/>*</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Shape_h</text:p>
      <text:p text:style-name="P31">#define Shape_h</text:p>
      <text:p text:style-name="P25"/>
      <text:p text:style-name="P30"><text:span text:style-name="T14">#include </text:span><text:span text:style-name="T18">&lt;iostream&gt;</text:span><text:span text:style-name="T14"> <text:s text:c="8"/></text:span>//To use standart input and output functions which are cin and cout. </text:p>
      <text:p text:style-name="P30"><text:span text:style-name="T14">#include </text:span><text:span text:style-name="T18">&lt;string&gt;</text:span><text:span text:style-name="T14"> <text:s text:c="10"/></text:span>//To declare string type variables.</text:p>
      <text:p text:style-name="P30"><text:span text:style-name="T14">using</text:span><text:span text:style-name="T1"> </text:span><text:span text:style-name="T14">namespace</text:span><text:span text:style-name="T1"> </text:span><text:span text:style-name="T19">std</text:span><text:span text:style-name="T1">; <text:s text:c="7"/></text:span>//To use std namespace for string (std::string)</text:p>
      <text:p text:style-name="P25"/>
      <text:p text:style-name="P25"/>
      <text:p text:style-name="P30">//Shape Class is an ABSTRACT CLASS because of the PURE VIRTUAL FUNCTIONS.</text:p>
      <text:p text:style-name="P25"><text:span text:style-name="T14">class</text:span> Shape</text:p>
      <text:p text:style-name="P25">{</text:p>
      <text:p text:style-name="P30"><text:span text:style-name="T1"><text:s text:c="4"/></text:span>//Protected variables ARE ACCESSIBLE out of the class.</text:p>
      <text:p text:style-name="P31">protected<text:span text:style-name="T1">:</text:span></text:p>
      <text:p text:style-name="P25"><text:soft-page-break/><text:s text:c="4"/><text:span text:style-name="T19">string</text:span> m_color;</text:p>
      <text:p text:style-name="P25"><text:s text:c="4"/><text:span text:style-name="T14">bool</text:span> m_visibility;</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Shape Class.</text:p>
      <text:p text:style-name="P25"><text:s text:c="4"/>Shape(<text:span text:style-name="T19">string</text:span> color =<text:span text:style-name="T18">"Black"</text:span>, <text:span text:style-name="T14">bool</text:span> visibility =<text:span text:style-name="T14">false</text:span>);</text:p>
      <text:p text:style-name="P25"><text:s text:c="4"/></text:p>
      <text:p text:style-name="P30"><text:span text:style-name="T1"><text:s text:c="4"/></text:span>//Virtual Destructor Function of Shape Class.</text:p>
      <text:p text:style-name="P25"><text:s text:c="4"/><text:span text:style-name="T14">virtual</text:span> ~Shape() =0;</text:p>
      <text:p text:style-name="P25"><text:s text:c="4"/></text:p>
      <text:p text:style-name="P30"><text:span text:style-name="T1"><text:s text:c="4"/></text:span>//Returns the shape's color as string.</text:p>
      <text:p text:style-name="P25"><text:s text:c="4"/><text:span text:style-name="T19">string</text:span> getColor() <text:span text:style-name="T14">const</text:span>;</text:p>
      <text:p text:style-name="P25"><text:s text:c="4"/></text:p>
      <text:p text:style-name="P30"><text:span text:style-name="T1"><text:s text:c="4"/></text:span>//Returns the m_visibility as boolean.</text:p>
      <text:p text:style-name="P25"><text:s text:c="4"/><text:span text:style-name="T14">bool</text:span> getVisibility() <text:span text:style-name="T14">const</text:span>;</text:p>
      <text:p text:style-name="P25"><text:s text:c="4"/></text:p>
      <text:p text:style-name="P30"><text:span text:style-name="T1"><text:s text:c="4"/></text:span>//Sets the m_color.</text:p>
      <text:p text:style-name="P25"><text:s text:c="4"/><text:span text:style-name="T14">void</text:span> setColor(<text:span text:style-name="T19">string</text:span> color);</text:p>
      <text:p text:style-name="P25"><text:s text:c="4"/></text:p>
      <text:p text:style-name="P30"><text:span text:style-name="T1"><text:s text:c="4"/></text:span>//Sets the m_visibility.</text:p>
      <text:p text:style-name="P25"><text:s text:c="4"/><text:span text:style-name="T14">void</text:span> setVisibility(<text:span text:style-name="T14">bool</text:span> visibility);</text:p>
      <text:p text:style-name="P25"><text:s text:c="4"/></text:p>
      <text:p text:style-name="P25"><text:s text:c="4"/></text:p>
      <text:p text:style-name="P30"><text:span text:style-name="T1"><text:s text:c="4"/></text:span>//Those are pure virtual functions, they will implement in derived classes.</text:p>
      <text:p text:style-name="P25"><text:s text:c="4"/><text:span text:style-name="T14">virtual</text:span> <text:span text:style-name="T14">double</text:span> CalculateSurfaceArea() = 0;</text:p>
      <text:p text:style-name="P25"><text:s text:c="4"/><text:span text:style-name="T14">virtual</text:span> <text:span text:style-name="T19">string</text:span> GetShapeDescription() = 0;</text:p>
      <text:p text:style-name="P25"><text:s text:c="4"/></text:p>
      <text:p text:style-name="P25">};</text:p>
      <text:p text:style-name="P25"/>
      <text:p text:style-name="P30"><text:span text:style-name="T14">#endif </text:span>/* Shape_h */</text:p>
      <text:p text:style-name="P31"/>
      <text:p text:style-name="P28">/*****************************************</text:p>
      <text:p text:style-name="P28"><text:s/>* Shape.cpp <text:s text:c="28"/>*</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Shape.h"</text:span><text:span text:style-name="T14"> <text:s text:c="9"/></text:span>//To know function prototypes of Shape Class.</text:p>
      <text:p text:style-name="P25"/>
      <text:p text:style-name="P30">//Constructor Function of Shape Class.</text:p>
      <text:p text:style-name="P25"><text:span text:style-name="T19">Shape</text:span>::Shape(<text:span text:style-name="T19">string</text:span> color, <text:span text:style-name="T14">bool</text:span> visibility):<text:span text:style-name="T19">m_color</text:span>(color),<text:span text:style-name="T19">m_visibility</text:span>(visibility)</text:p>
      <text:p text:style-name="P25">{</text:p>
      <text:p text:style-name="P25"><text:s text:c="4"/></text:p>
      <text:p text:style-name="P25"><text:soft-page-break/>}</text:p>
      <text:p text:style-name="P25"/>
      <text:p text:style-name="P30">//Virtual Destructor Function of Shape Class.</text:p>
      <text:p text:style-name="P25"><text:span text:style-name="T19">Shape</text:span>::~Shape()</text:p>
      <text:p text:style-name="P25">{</text:p>
      <text:p text:style-name="P25"><text:s text:c="4"/></text:p>
      <text:p text:style-name="P25">}</text:p>
      <text:p text:style-name="P25"/>
      <text:p text:style-name="P30">//Returns the shape's color as string.</text:p>
      <text:p text:style-name="P25"><text:span text:style-name="T19">string</text:span> <text:span text:style-name="T19">Shape</text:span>::getColor() <text:span text:style-name="T14">const</text:span></text:p>
      <text:p text:style-name="P25">{</text:p>
      <text:p text:style-name="P32"><text:span text:style-name="T1"><text:s text:c="4"/></text:span><text:span text:style-name="T14">return</text:span><text:span text:style-name="T1"> </text:span>m_color<text:span text:style-name="T1">;</text:span></text:p>
      <text:p text:style-name="P25">}</text:p>
      <text:p text:style-name="P25"/>
      <text:p text:style-name="P30">//Returns the m_visibility as boolean.</text:p>
      <text:p text:style-name="P25"><text:span text:style-name="T14">bool</text:span> <text:span text:style-name="T19">Shape</text:span>::getVisibility() <text:span text:style-name="T14">const</text:span></text:p>
      <text:p text:style-name="P25">{</text:p>
      <text:p text:style-name="P32"><text:span text:style-name="T1"><text:s text:c="4"/></text:span><text:span text:style-name="T14">return</text:span><text:span text:style-name="T1"> </text:span>m_visibility<text:span text:style-name="T1">;</text:span></text:p>
      <text:p text:style-name="P25">}</text:p>
      <text:p text:style-name="P25"/>
      <text:p text:style-name="P30">//Sets the m_color.</text:p>
      <text:p text:style-name="P25"><text:span text:style-name="T14">void</text:span> <text:span text:style-name="T19">Shape</text:span>::setColor(<text:span text:style-name="T19">string</text:span> color)</text:p>
      <text:p text:style-name="P25">{</text:p>
      <text:p text:style-name="P25"><text:s text:c="4"/><text:span text:style-name="T19">m_color</text:span> = color;</text:p>
      <text:p text:style-name="P25">}</text:p>
      <text:p text:style-name="P25"/>
      <text:p text:style-name="P30">//Sets the m_visibility.</text:p>
      <text:p text:style-name="P25"><text:span text:style-name="T14">void</text:span> <text:span text:style-name="T19">Shape</text:span>::setVisibility(<text:span text:style-name="T14">bool</text:span> visibility)</text:p>
      <text:p text:style-name="P25">{</text:p>
      <text:p text:style-name="P25"><text:s text:c="4"/><text:span text:style-name="T19">m_visibility</text:span> = visibility;</text:p>
      <text:p text:style-name="P25">}</text:p>
      <text:p text:style-name="P25"/>
      <text:p text:style-name="P28">/*****************************************</text:p>
      <text:p text:style-name="P28"><text:s/>* TwoDShape.h <text:s text:c="26"/>*</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TwoDShape_h</text:p>
      <text:p text:style-name="P31">#define TwoDShape_h</text:p>
      <text:p text:style-name="P25"/>
      <text:p text:style-name="P30"><text:span text:style-name="T14">#include </text:span><text:span text:style-name="T18">"Shape.h"</text:span><text:span text:style-name="T14"> <text:s text:c="5"/></text:span>//To derive TwoDShape Class from Shape Class.</text:p>
      <text:p text:style-name="P25"/>
      <text:p text:style-name="P30">//TwoDShape is ABSTRACT CLASS because of the pure virtual functions.</text:p>
      <text:p text:style-name="P25"><text:span text:style-name="T14">class</text:span> TwoDShape:<text:span text:style-name="T14">public</text:span> <text:span text:style-name="T19">Shape</text:span></text:p>
      <text:p text:style-name="P25"><text:soft-page-break/>{</text:p>
      <text:p text:style-name="P30"><text:span text:style-name="T1"><text:s text:c="4"/></text:span>//Protected variables ARE ACCESSIBLE out of the class.</text:p>
      <text:p text:style-name="P30"><text:span text:style-name="T1"><text:s text:c="4"/></text:span>//Center of mass stands for</text:p>
      <text:p text:style-name="P30"><text:span text:style-name="T1"><text:s text:c="4"/></text:span>// <text:s text:c="25"/>the center for circle,</text:p>
      <text:p text:style-name="P30"><text:span text:style-name="T1"><text:s text:c="4"/></text:span>// <text:s text:c="25"/>the intersection point of diagonals for rectangle.</text:p>
      <text:p text:style-name="P31">protected<text:span text:style-name="T1">:</text:span></text:p>
      <text:p text:style-name="P25"><text:s text:c="4"/><text:span text:style-name="T14">double</text:span> m_centerofmass[2];</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TwoDShape Class.</text:p>
      <text:p text:style-name="P25"><text:s text:c="4"/>TwoDShape(<text:span text:style-name="T14">double</text:span>* centerofmass, <text:span text:style-name="T19">string</text:span> color =<text:span text:style-name="T18">"Black"</text:span>, <text:span text:style-name="T14">bool</text:span> visibility =<text:span text:style-name="T14">false</text:span>);</text:p>
      <text:p text:style-name="P25"><text:s text:c="4"/></text:p>
      <text:p text:style-name="P30"><text:span text:style-name="T1"><text:s text:c="4"/></text:span>//Virtual Destructor Function of TwoDShape Class.</text:p>
      <text:p text:style-name="P25"><text:s text:c="4"/><text:span text:style-name="T14">virtual</text:span> ~TwoDShape();</text:p>
      <text:p text:style-name="P25"><text:s text:c="4"/></text:p>
      <text:p text:style-name="P25"><text:s text:c="4"/></text:p>
      <text:p text:style-name="P30"><text:span text:style-name="T1"><text:s text:c="4"/></text:span>//Those are pure virtual functions, they will implement in derived classes.</text:p>
      <text:p text:style-name="P25"><text:s text:c="4"/><text:span text:style-name="T14">virtual</text:span> <text:span text:style-name="T14">double</text:span> CalculateSurfaceArea() = 0;</text:p>
      <text:p text:style-name="P25"><text:s text:c="4"/><text:span text:style-name="T14">virtual</text:span> <text:span text:style-name="T19">string</text:span> GetShapeDescription() = 0;</text:p>
      <text:p text:style-name="P25">};</text:p>
      <text:p text:style-name="P25"/>
      <text:p text:style-name="P30"><text:span text:style-name="T14">#endif </text:span>/* TwoDShape_h */</text:p>
      <text:p text:style-name="P31"/>
      <text:p text:style-name="P28">/*****************************************</text:p>
      <text:p text:style-name="P28"><text:s/>* TwoDShape.cpp <text:s text:c="24"/>*</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TwoDShape.h"</text:span><text:span text:style-name="T14"> <text:s text:c="5"/></text:span>//To know function prototypes of TwoDShape Class.</text:p>
      <text:p text:style-name="P25"/>
      <text:p text:style-name="P25"/>
      <text:p text:style-name="P30">//Constructor Function of TwoDShape Class.</text:p>
      <text:p text:style-name="P30">//TwoDShape is derived from Shape Class, so Shape Class' Constructor should be called.</text:p>
      <text:p text:style-name="P25"><text:span text:style-name="T19">TwoDShape</text:span>::TwoDShape(<text:span text:style-name="T14">double</text:span>* centerofmass, <text:span text:style-name="T19">string</text:span> color, <text:span text:style-name="T14">bool</text:span> visibility):<text:span text:style-name="T19">Shape</text:span>(color, visibility)</text:p>
      <text:p text:style-name="P25">{</text:p>
      <text:p text:style-name="P25"><text:s text:c="4"/><text:span text:style-name="T14">for</text:span>(<text:span text:style-name="T14">int</text:span> i=0; i&lt;2; i++)</text:p>
      <text:p text:style-name="P25"><text:s text:c="8"/><text:span text:style-name="T19">m_centerofmass</text:span>[i] = centerofmass[i];</text:p>
      <text:p text:style-name="P25">}</text:p>
      <text:p text:style-name="P25"/>
      <text:p text:style-name="P30">//Virtual Destructor Function of TwoDShape Class.</text:p>
      <text:p text:style-name="P25"><text:span text:style-name="T19">TwoDShape</text:span>::~TwoDShape()</text:p>
      <text:p text:style-name="P25">{</text:p>
      <text:p text:style-name="P25"><text:soft-page-break/><text:s text:c="4"/></text:p>
      <text:p text:style-name="P25">}</text:p>
      <text:p text:style-name="P25"/>
      <text:p text:style-name="P28">/*****************************************</text:p>
      <text:p text:style-name="P28"><text:s/>* ThreeDShape.h <text:s text:c="24"/>*</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25"/>
      <text:p text:style-name="P31">#ifndef ThreeDShape_h</text:p>
      <text:p text:style-name="P31">#define ThreeDShape_h</text:p>
      <text:p text:style-name="P25"/>
      <text:p text:style-name="P30"><text:span text:style-name="T14">#include </text:span><text:span text:style-name="T18">"Shape.h"</text:span><text:span text:style-name="T14"> <text:s text:c="5"/></text:span>//To derive ThreeDShape Class from Shape Class.</text:p>
      <text:p text:style-name="P25"/>
      <text:p text:style-name="P30">//ThreeDShape is ABSTRACT CLASS because of the pure virtual functions.</text:p>
      <text:p text:style-name="P25"><text:span text:style-name="T14">class</text:span> ThreeDShape:<text:span text:style-name="T14">public</text:span> <text:span text:style-name="T19">Shape</text:span></text:p>
      <text:p text:style-name="P25">{</text:p>
      <text:p text:style-name="P30"><text:span text:style-name="T1"><text:s text:c="4"/></text:span>//Protected variables ARE ACCESSIBLE out of the class.</text:p>
      <text:p text:style-name="P31">protected<text:span text:style-name="T1">:</text:span></text:p>
      <text:p text:style-name="P25"><text:s text:c="4"/><text:span text:style-name="T14">double</text:span> m_centerofmass[3];</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TwoDShape Class.</text:p>
      <text:p text:style-name="P25"><text:s text:c="4"/>ThreeDShape(<text:span text:style-name="T14">double</text:span>* centerofmass, <text:span text:style-name="T19">string</text:span> color = <text:span text:style-name="T18">"Black"</text:span>, <text:span text:style-name="T14">bool</text:span> visibility =<text:span text:style-name="T14">false</text:span>);</text:p>
      <text:p text:style-name="P25"><text:s text:c="4"/></text:p>
      <text:p text:style-name="P30"><text:span text:style-name="T1"><text:s text:c="4"/></text:span>//Virtual Destructor Function of ThreeDShape Class.</text:p>
      <text:p text:style-name="P25"><text:s text:c="4"/><text:span text:style-name="T14">virtual</text:span> ~ThreeDShape();</text:p>
      <text:p text:style-name="P25"><text:s text:c="4"/></text:p>
      <text:p text:style-name="P30"><text:span text:style-name="T1"><text:s text:c="4"/></text:span>//Those are pure virtual functions, they will implement in derived classes.</text:p>
      <text:p text:style-name="P25"><text:s text:c="4"/><text:span text:style-name="T14">virtual</text:span> <text:span text:style-name="T14">double</text:span> CalculateSurfaceArea() = 0;</text:p>
      <text:p text:style-name="P25"><text:s text:c="4"/><text:span text:style-name="T14">virtual</text:span> <text:span text:style-name="T19">string</text:span> GetShapeDescription() = 0;</text:p>
      <text:p text:style-name="P25"><text:s text:c="4"/></text:p>
      <text:p text:style-name="P25">};</text:p>
      <text:p text:style-name="P25"/>
      <text:p text:style-name="P30"><text:span text:style-name="T14">#endif </text:span>/* ThreeDShape_h */</text:p>
      <text:p text:style-name="P31"/>
      <text:p text:style-name="P28">/*****************************************</text:p>
      <text:p text:style-name="P28"><text:s/>* ThreeDShape.cpp <text:s text:c="22"/>*</text:p>
      <text:p text:style-name="P28"><text:s/>*****************************************</text:p>
      <text:p text:style-name="P28"><text:s/>* IDE : Xcode <text:s text:c="26"/>*</text:p>
      <text:p text:style-name="P28"><text:s/>* Author : Şafak AKINCI <text:s text:c="16"/>*</text:p>
      <text:p text:style-name="P28"><text:s/>* Experiment 8: Polymorphism <text:s text:c="11"/>*</text:p>
      <text:p text:style-name="P28"><text:soft-page-break/><text:s/>*****************************************/</text:p>
      <text:p text:style-name="P25"/>
      <text:p text:style-name="P30"><text:span text:style-name="T14">#include </text:span><text:span text:style-name="T18">"ThreeDShape.h"</text:span><text:span text:style-name="T14"> <text:s text:c="7"/></text:span>//To know function prototypes of ThreeDShape Class.</text:p>
      <text:p text:style-name="P25"/>
      <text:p text:style-name="P30">//ThreeDShape is derived from Shape Class, so Shape Class' Constructor should be called.</text:p>
      <text:p text:style-name="P25"><text:span text:style-name="T19">ThreeDShape</text:span>::ThreeDShape(<text:span text:style-name="T14">double</text:span>* centerofmass, <text:span text:style-name="T19">string</text:span> color, <text:span text:style-name="T14">bool</text:span> visibility):<text:span text:style-name="T19">Shape</text:span>(color, visibility)</text:p>
      <text:p text:style-name="P25">{</text:p>
      <text:p text:style-name="P25"><text:s text:c="4"/><text:span text:style-name="T14">for</text:span>(<text:span text:style-name="T14">int</text:span> i=0; i&lt;3; i++)</text:p>
      <text:p text:style-name="P25"><text:s text:c="8"/><text:span text:style-name="T19">m_centerofmass</text:span>[i] = centerofmass[i];</text:p>
      <text:p text:style-name="P25">}</text:p>
      <text:p text:style-name="P25"/>
      <text:p text:style-name="P25"/>
      <text:p text:style-name="P30">//Virtual Destructor Function of ThreeDShape Class.</text:p>
      <text:p text:style-name="P25"><text:span text:style-name="T19">ThreeDShape</text:span>::~ThreeDShape()</text:p>
      <text:p text:style-name="P25">{</text:p>
      <text:p text:style-name="P25"><text:s text:c="4"/></text:p>
      <text:p text:style-name="P25">}</text:p>
      <text:p text:style-name="P25"/>
      <text:p text:style-name="P28">/*****************************************</text:p>
      <text:p text:style-name="P28"><text:s/>* Circle.h <text:s text:c="29"/>*</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Circle_h</text:p>
      <text:p text:style-name="P31">#define Circle_h</text:p>
      <text:p text:style-name="P25"/>
      <text:p text:style-name="P30"><text:span text:style-name="T14">#include </text:span><text:span text:style-name="T18">"TwoDShape.h"</text:span><text:span text:style-name="T14"> <text:s text:c="9"/></text:span>//To derive Circle Class from TwoDShape Class.</text:p>
      <text:p text:style-name="P25"/>
      <text:p text:style-name="P30">//Circle class is derived from TwoDShape Class.</text:p>
      <text:p text:style-name="P31">class<text:span text:style-name="T1"> Circle:</text:span>public<text:span text:style-name="T1"> </text:span><text:span text:style-name="T19">TwoDShape</text:span></text:p>
      <text:p text:style-name="P25">{</text:p>
      <text:p text:style-name="P30"><text:span text:style-name="T1"><text:s text:c="4"/></text:span>//Private variables ARE NOT ACCESSIBLE out of the class.</text:p>
      <text:p text:style-name="P31">private<text:span text:style-name="T1">:</text:span></text:p>
      <text:p text:style-name="P25"><text:s text:c="4"/><text:span text:style-name="T14">double</text:span> radius;</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Circle Class.</text:p>
      <text:p text:style-name="P25"><text:s text:c="4"/>Circle(<text:span text:style-name="T14">double</text:span> radius, <text:span text:style-name="T14">double</text:span>* centerofmass, <text:span text:style-name="T19">string</text:span> color =<text:span text:style-name="T18">"Black"</text:span>, <text:span text:style-name="T14">bool</text:span> visibility =<text:span text:style-name="T14">false</text:span>);</text:p>
      <text:p text:style-name="P25"><text:s text:c="4"/></text:p>
      <text:p text:style-name="P30"><text:span text:style-name="T1"><text:s text:c="4"/></text:span>//Destructor Function of Circle Class.</text:p>
      <text:p text:style-name="P25"><text:s text:c="4"/>~Circle();</text:p>
      <text:p text:style-name="P25"><text:s text:c="4"/></text:p>
      <text:p text:style-name="P30"><text:soft-page-break/><text:span text:style-name="T1"><text:s text:c="4"/></text:span>//Returns the circle's area.</text:p>
      <text:p text:style-name="P25"><text:s text:c="4"/><text:span text:style-name="T14">double</text:span> CalculateSurfaceArea();</text:p>
      <text:p text:style-name="P25"><text:s text:c="4"/></text:p>
      <text:p text:style-name="P30"><text:span text:style-name="T1"><text:s text:c="4"/></text:span>//Returns the shape's description as string.</text:p>
      <text:p text:style-name="P25"><text:s text:c="4"/><text:span text:style-name="T19">string</text:span> GetShapeDescription();</text:p>
      <text:p text:style-name="P25">};</text:p>
      <text:p text:style-name="P25"/>
      <text:p text:style-name="P30"><text:span text:style-name="T14">#endif </text:span>/* Circle_h */</text:p>
      <text:p text:style-name="P31"/>
      <text:p text:style-name="P28">/*****************************************</text:p>
      <text:p text:style-name="P28"><text:s/>* Circle.cpp <text:s text:c="27"/>*</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Circle.h"</text:span><text:span text:style-name="T14"> <text:s text:c="8"/></text:span>//To know function prototypes of Circle Class.</text:p>
      <text:p text:style-name="P25"/>
      <text:p text:style-name="P25"/>
      <text:p text:style-name="P30">//Constructor Function of Circle Class.</text:p>
      <text:p text:style-name="P30">//Circle Class is derived from TwoDShape Class, so TwoDShape Class' Constructor should be called.</text:p>
      <text:p text:style-name="P25"><text:span text:style-name="T19">Circle</text:span>::Circle(<text:span text:style-name="T14">double</text:span> radius, <text:span text:style-name="T14">double</text:span>* centerofmass, <text:span text:style-name="T19">string</text:span> color, <text:span text:style-name="T14">bool</text:span> visibility):<text:span text:style-name="T19">TwoDShape</text:span>(centerofmass,color,visibility)</text:p>
      <text:p text:style-name="P25">{</text:p>
      <text:p text:style-name="P25"><text:s text:c="4"/>(*<text:span text:style-name="T14">this</text:span>).<text:span text:style-name="T19">radius</text:span> = radius;</text:p>
      <text:p text:style-name="P25">}</text:p>
      <text:p text:style-name="P25"/>
      <text:p text:style-name="P25"/>
      <text:p text:style-name="P30">//Destructor Function of Circle Class.</text:p>
      <text:p text:style-name="P25"><text:span text:style-name="T19">Circle</text:span>::~Circle()</text:p>
      <text:p text:style-name="P25">{</text:p>
      <text:p text:style-name="P25"><text:s text:c="4"/></text:p>
      <text:p text:style-name="P25">}</text:p>
      <text:p text:style-name="P25"/>
      <text:p text:style-name="P30">//Returns the circle's area.</text:p>
      <text:p text:style-name="P25"><text:span text:style-name="T14">double</text:span> <text:span text:style-name="T19">Circle</text:span>::CalculateSurfaceArea()</text:p>
      <text:p text:style-name="P25">{</text:p>
      <text:p text:style-name="P25"><text:s text:c="4"/><text:span text:style-name="T14">return</text:span> 3.14*<text:span text:style-name="T19">radius</text:span>*<text:span text:style-name="T19">radius</text:span>;</text:p>
      <text:p text:style-name="P25">}</text:p>
      <text:p text:style-name="P25"/>
      <text:p text:style-name="P30">//Returns the shape's description as string.</text:p>
      <text:p text:style-name="P25"><text:span text:style-name="T19">string</text:span> <text:span text:style-name="T19">Circle</text:span>::GetShapeDescription()</text:p>
      <text:p text:style-name="P25">{</text:p>
      <text:p text:style-name="P30"><text:span text:style-name="T1"><text:s text:c="4"/></text:span>//m_visibility is a boolean variable, we can not add it to string directly.</text:p>
      <text:p text:style-name="P25"><text:s text:c="4"/><text:span text:style-name="T19">string</text:span> s_visibility;</text:p>
      <text:p text:style-name="P32"><text:span text:style-name="T1"><text:s text:c="4"/></text:span><text:span text:style-name="T14">if</text:span><text:span text:style-name="T1">(</text:span>m_visibility<text:span text:style-name="T1">==</text:span><text:span text:style-name="T14">true</text:span><text:span text:style-name="T1">)</text:span></text:p>
      <text:p text:style-name="P25"><text:soft-page-break/><text:s text:c="8"/>s_visibility = <text:span text:style-name="T18">"true"</text:span>;</text:p>
      <text:p text:style-name="P25"><text:s text:c="4"/><text:span text:style-name="T14">else</text:span></text:p>
      <text:p text:style-name="P25"><text:s text:c="8"/>s_visibility = <text:span text:style-name="T18">"false"</text:span>;</text:p>
      <text:p text:style-name="P25"><text:s text:c="4"/></text:p>
      <text:p text:style-name="P25"><text:s text:c="4"/><text:span text:style-name="T19">string</text:span> description =</text:p>
      <text:p text:style-name="P33"><text:span text:style-name="T1"><text:s text:c="4"/></text:span>"Circle:\t"<text:span text:style-name="T1">+</text:span><text:span text:style-name="T19">m_color</text:span></text:p>
      <text:p text:style-name="P25"><text:s text:c="4"/>+<text:span text:style-name="T18">"\nVisibility:\t"</text:span>+s_visibility</text:p>
      <text:p text:style-name="P32"><text:span text:style-name="T1"><text:s text:c="4"/>+</text:span><text:span text:style-name="T18">"\nCenter of Mass:\t&lt;"</text:span><text:span text:style-name="T1">+</text:span>to_string<text:span text:style-name="T1">(</text:span>m_centerofmass<text:span text:style-name="T1">[0])+</text:span><text:span text:style-name="T18">","</text:span><text:span text:style-name="T1">+</text:span>to_string<text:span text:style-name="T1">(</text:span>m_centerofmass<text:span text:style-name="T1">[1])</text:span></text:p>
      <text:p text:style-name="P32"><text:span text:style-name="T1"><text:s text:c="4"/>+</text:span><text:span text:style-name="T18">"&gt;\nRadius:\t"</text:span><text:span text:style-name="T1">+</text:span>to_string<text:span text:style-name="T1">(</text:span>radius<text:span text:style-name="T1">)</text:span></text:p>
      <text:p text:style-name="P32"><text:span text:style-name="T1"><text:s text:c="4"/>+</text:span><text:span text:style-name="T18">"\nArea:\t"</text:span><text:span text:style-name="T1">+</text:span>to_string<text:span text:style-name="T1">((*</text:span><text:span text:style-name="T14">this</text:span><text:span text:style-name="T1">).</text:span>CalculateSurfaceArea<text:span text:style-name="T1">())+</text:span><text:span text:style-name="T18">"\n"</text:span><text:span text:style-name="T1">;</text:span></text:p>
      <text:p text:style-name="P25"><text:s text:c="4"/></text:p>
      <text:p text:style-name="P25"><text:s text:c="4"/><text:span text:style-name="T14">return</text:span> description;</text:p>
      <text:p text:style-name="P25">}</text:p>
      <text:p text:style-name="P25"/>
      <text:p text:style-name="P28">/*****************************************</text:p>
      <text:p text:style-name="P28"><text:s/>* CustomRectangle.h <text:s text:c="20"/>*</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CustomRectangle_h</text:p>
      <text:p text:style-name="P31">#define CustomRectangle_h</text:p>
      <text:p text:style-name="P25"/>
      <text:p text:style-name="P30"><text:span text:style-name="T14">#include </text:span><text:span text:style-name="T18">"TwoDShape.h"</text:span><text:span text:style-name="T14"> <text:s text:c="9"/></text:span>//To derive CustomRectangle Class from TwoDShape Class.</text:p>
      <text:p text:style-name="P25"/>
      <text:p text:style-name="P30">//CustomRectangle Class is derived from TwoDShape Class as public.</text:p>
      <text:p text:style-name="P25"><text:span text:style-name="T14">class</text:span> CustomRectangle:<text:span text:style-name="T14">public</text:span> <text:span text:style-name="T19">TwoDShape</text:span></text:p>
      <text:p text:style-name="P25">{</text:p>
      <text:p text:style-name="P30"><text:span text:style-name="T1"><text:s text:c="4"/></text:span>//Private variables ARE NOT ACCESSIBLE out of the class.</text:p>
      <text:p text:style-name="P31">private<text:span text:style-name="T1">:</text:span></text:p>
      <text:p text:style-name="P25"><text:s text:c="4"/><text:span text:style-name="T14">double</text:span> width;</text:p>
      <text:p text:style-name="P25"><text:s text:c="4"/><text:span text:style-name="T14">double</text:span> height;</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CustomRectangle Class.</text:p>
      <text:p text:style-name="P25"><text:s text:c="4"/>CustomRectangle(<text:span text:style-name="T14">double</text:span> width, <text:span text:style-name="T14">double</text:span> height, <text:span text:style-name="T14">double</text:span>* centerofmass, <text:span text:style-name="T19">string</text:span> =<text:span text:style-name="T18">"Black"</text:span>, <text:span text:style-name="T14">bool</text:span> visibility =<text:span text:style-name="T14">false</text:span>);</text:p>
      <text:p text:style-name="P25"><text:s text:c="4"/></text:p>
      <text:p text:style-name="P30"><text:span text:style-name="T1"><text:s text:c="4"/></text:span>//Destructor Function of CustomRectangle Class.</text:p>
      <text:p text:style-name="P25"><text:s text:c="4"/>~CustomRectangle();</text:p>
      <text:p text:style-name="P25"><text:s text:c="4"/></text:p>
      <text:p text:style-name="P30"><text:span text:style-name="T1"><text:s text:c="4"/></text:span>//Returns the rectangle's area.</text:p>
      <text:p text:style-name="P25"><text:s text:c="4"/><text:span text:style-name="T14">double</text:span> CalculateSurfaceArea();</text:p>
      <text:p text:style-name="P25"><text:s text:c="4"/></text:p>
      <text:p text:style-name="P30"><text:soft-page-break/><text:span text:style-name="T1"><text:s text:c="4"/></text:span>//Returns the shape's description as string.</text:p>
      <text:p text:style-name="P25"><text:s text:c="4"/><text:span text:style-name="T19">string</text:span> GetShapeDescription();</text:p>
      <text:p text:style-name="P25">};</text:p>
      <text:p text:style-name="P25"/>
      <text:p text:style-name="P30"><text:span text:style-name="T14">#endif </text:span>/* CustomRectangle_h */</text:p>
      <text:p text:style-name="P31"/>
      <text:p text:style-name="P28">/*****************************************</text:p>
      <text:p text:style-name="P28"><text:s/>* CustomRectangle.cpp <text:s text:c="18"/>*</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CustomRectangle.h"</text:span><text:span text:style-name="T14"> <text:s text:c="11"/></text:span>//To know function prototypes of CustomRectangle Class.</text:p>
      <text:p text:style-name="P25"/>
      <text:p text:style-name="P30">//Constructor Function of CustomRectangle Class.</text:p>
      <text:p text:style-name="P30">//CustomRectangle Class is derived from TwoDShape Class, so TwoDShape Class' Constructor should be called.</text:p>
      <text:p text:style-name="P25"><text:span text:style-name="T19">CustomRectangle</text:span>::CustomRectangle(<text:span text:style-name="T14">double</text:span> width, <text:span text:style-name="T14">double</text:span> height, <text:span text:style-name="T14">double</text:span>* centerofmass, <text:span text:style-name="T19">string</text:span> color, <text:span text:style-name="T14">bool</text:span> visibility):<text:span text:style-name="T19">TwoDShape</text:span>(centerofmass,color,visibility),<text:span text:style-name="T19">width</text:span>(width),<text:span text:style-name="T19">height</text:span>(height)</text:p>
      <text:p text:style-name="P25">{</text:p>
      <text:p text:style-name="P25"><text:s text:c="4"/></text:p>
      <text:p text:style-name="P25">}</text:p>
      <text:p text:style-name="P25"/>
      <text:p text:style-name="P30">//Destructor Function of CustomRectangle Class.</text:p>
      <text:p text:style-name="P25"><text:span text:style-name="T19">CustomRectangle</text:span>::~CustomRectangle()</text:p>
      <text:p text:style-name="P25">{</text:p>
      <text:p text:style-name="P25"><text:s text:c="4"/></text:p>
      <text:p text:style-name="P25">}</text:p>
      <text:p text:style-name="P25"/>
      <text:p text:style-name="P30">//Returns the rectangle's area.</text:p>
      <text:p text:style-name="P25"><text:span text:style-name="T14">double</text:span> <text:span text:style-name="T19">CustomRectangle</text:span>::CalculateSurfaceArea()</text:p>
      <text:p text:style-name="P25">{</text:p>
      <text:p text:style-name="P32"><text:span text:style-name="T1"><text:s text:c="4"/></text:span><text:span text:style-name="T14">return</text:span><text:span text:style-name="T1"> </text:span>width<text:span text:style-name="T1">*</text:span>height<text:span text:style-name="T1">;</text:span></text:p>
      <text:p text:style-name="P25">}</text:p>
      <text:p text:style-name="P25"/>
      <text:p text:style-name="P30">//Returns the shape's description as string.</text:p>
      <text:p text:style-name="P25"><text:span text:style-name="T19">string</text:span> <text:span text:style-name="T19">CustomRectangle</text:span>::GetShapeDescription()</text:p>
      <text:p text:style-name="P25">{</text:p>
      <text:p text:style-name="P30"><text:span text:style-name="T1"><text:s text:c="4"/></text:span>//m_visibility is a boolean variable, we can not add it to string directly.</text:p>
      <text:p text:style-name="P25"><text:s text:c="4"/><text:span text:style-name="T19">string</text:span> s_visibility;</text:p>
      <text:p text:style-name="P32"><text:span text:style-name="T1"><text:s text:c="4"/></text:span><text:span text:style-name="T14">if</text:span><text:span text:style-name="T1">(</text:span>m_visibility<text:span text:style-name="T1">==</text:span><text:span text:style-name="T14">true</text:span><text:span text:style-name="T1">)</text:span></text:p>
      <text:p text:style-name="P25"><text:s text:c="8"/>s_visibility = <text:span text:style-name="T18">"true"</text:span>;</text:p>
      <text:p text:style-name="P25"><text:s text:c="4"/><text:span text:style-name="T14">else</text:span></text:p>
      <text:p text:style-name="P25"><text:s text:c="8"/>s_visibility = <text:span text:style-name="T18">"false"</text:span>;</text:p>
      <text:p text:style-name="P25"><text:s text:c="4"/></text:p>
      <text:p text:style-name="P25"><text:s text:c="4"/><text:span text:style-name="T19">string</text:span> description =</text:p>
      <text:p text:style-name="P33"><text:soft-page-break/><text:span text:style-name="T1"><text:s text:c="4"/></text:span>"CustomRectangle:\t"<text:span text:style-name="T1">+</text:span><text:span text:style-name="T19">m_color</text:span></text:p>
      <text:p text:style-name="P25"><text:s text:c="4"/>+<text:span text:style-name="T18">"\nVisibility:\t"</text:span>+s_visibility</text:p>
      <text:p text:style-name="P32"><text:span text:style-name="T1"><text:s text:c="4"/>+</text:span><text:span text:style-name="T18">"\nCenter of Mass:\t&lt;"</text:span><text:span text:style-name="T1">+</text:span>to_string<text:span text:style-name="T1">(</text:span>m_centerofmass<text:span text:style-name="T1">[0])+</text:span><text:span text:style-name="T18">","</text:span><text:span text:style-name="T1">+</text:span>to_string<text:span text:style-name="T1">(</text:span>m_centerofmass<text:span text:style-name="T1">[1])</text:span></text:p>
      <text:p text:style-name="P32"><text:span text:style-name="T1"><text:s text:c="4"/>+</text:span><text:span text:style-name="T18">"&gt;\nWidth:\t"</text:span><text:span text:style-name="T1">+</text:span>to_string<text:span text:style-name="T1">(</text:span>width<text:span text:style-name="T1">)</text:span></text:p>
      <text:p text:style-name="P32"><text:span text:style-name="T1"><text:s text:c="4"/>+</text:span><text:span text:style-name="T18">"\nHeight:\t"</text:span><text:span text:style-name="T1">+</text:span>to_string<text:span text:style-name="T1">(</text:span>height<text:span text:style-name="T1">)</text:span></text:p>
      <text:p text:style-name="P32"><text:span text:style-name="T1"><text:s text:c="4"/>+</text:span><text:span text:style-name="T18">"\nArea:\t"</text:span><text:span text:style-name="T1">+</text:span>to_string<text:span text:style-name="T1">((*</text:span><text:span text:style-name="T14">this</text:span><text:span text:style-name="T1">).</text:span>CalculateSurfaceArea<text:span text:style-name="T1">())+</text:span><text:span text:style-name="T18">"\n"</text:span><text:span text:style-name="T1">;</text:span></text:p>
      <text:p text:style-name="P25"><text:s text:c="4"/></text:p>
      <text:p text:style-name="P25"><text:s text:c="4"/><text:span text:style-name="T14">return</text:span> description;</text:p>
      <text:p text:style-name="P25">}</text:p>
      <text:p text:style-name="P25"/>
      <text:p text:style-name="P28">/*****************************************</text:p>
      <text:p text:style-name="P28"><text:s/>* RectangularPrism.h <text:s text:c="19"/>*</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RectangularPrism_h</text:p>
      <text:p text:style-name="P31">#define RectangularPrism_h</text:p>
      <text:p text:style-name="P25"/>
      <text:p text:style-name="P30"><text:span text:style-name="T14">#include </text:span><text:span text:style-name="T18">"ThreeDShape.h"</text:span><text:span text:style-name="T14"> <text:s text:c="7"/></text:span>//To derive RectangularPrism Class from ThreeDShape Class.</text:p>
      <text:p text:style-name="P25"/>
      <text:p text:style-name="P30">//RectangularPrism Class is derived from ThreeDShape Class as public.</text:p>
      <text:p text:style-name="P25"><text:span text:style-name="T14">class</text:span> RectangularPrism:<text:span text:style-name="T14">public</text:span> <text:span text:style-name="T19">ThreeDShape</text:span></text:p>
      <text:p text:style-name="P25">{</text:p>
      <text:p text:style-name="P30"><text:span text:style-name="T1"><text:s text:c="4"/></text:span>//Private variables ARE NOT ACCESSIBLE out of the class.</text:p>
      <text:p text:style-name="P31">private<text:span text:style-name="T1">:</text:span></text:p>
      <text:p text:style-name="P25"><text:s text:c="4"/><text:span text:style-name="T14">double</text:span> width;</text:p>
      <text:p text:style-name="P25"><text:s text:c="4"/><text:span text:style-name="T14">double</text:span> height;</text:p>
      <text:p text:style-name="P25"><text:s text:c="4"/><text:span text:style-name="T14">double</text:span> depth;</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RectangularPrism Class.</text:p>
      <text:p text:style-name="P25"><text:s text:c="4"/>RectangularPrism(<text:span text:style-name="T14">double</text:span> width, <text:span text:style-name="T14">double</text:span> height, <text:span text:style-name="T14">double</text:span> depth, <text:span text:style-name="T14">double</text:span>* centerofmass, <text:span text:style-name="T19">string</text:span> color =<text:span text:style-name="T18">"Black"</text:span>, <text:span text:style-name="T14">bool</text:span> visibility =<text:span text:style-name="T14">false</text:span>);</text:p>
      <text:p text:style-name="P25"><text:s text:c="4"/></text:p>
      <text:p text:style-name="P30"><text:span text:style-name="T1"><text:s text:c="4"/></text:span>//Destructor Function of RectangularPrism Class.</text:p>
      <text:p text:style-name="P25"><text:s text:c="4"/>~RectangularPrism();</text:p>
      <text:p text:style-name="P25"><text:s text:c="4"/></text:p>
      <text:p text:style-name="P25"><text:s text:c="4"/></text:p>
      <text:p text:style-name="P30"><text:span text:style-name="T1"><text:s text:c="4"/></text:span>//Returns the rectangle prism's area.</text:p>
      <text:p text:style-name="P25"><text:s text:c="4"/><text:span text:style-name="T14">double</text:span> CalculateSurfaceArea();</text:p>
      <text:p text:style-name="P25"><text:s text:c="4"/></text:p>
      <text:p text:style-name="P30"><text:span text:style-name="T1"><text:s text:c="4"/></text:span>//Returns the shape's description as string.</text:p>
      <text:p text:style-name="P25"><text:soft-page-break/><text:s text:c="4"/><text:span text:style-name="T19">string</text:span> GetShapeDescription();</text:p>
      <text:p text:style-name="P25">};</text:p>
      <text:p text:style-name="P25"/>
      <text:p text:style-name="P30"><text:span text:style-name="T14">#endif </text:span>/* RectangularPrism_h */</text:p>
      <text:p text:style-name="P31"/>
      <text:p text:style-name="P28">/*****************************************</text:p>
      <text:p text:style-name="P28"><text:s/>* RectangularPrism.cpp <text:s text:c="17"/>*</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RectangularPrism.h"</text:span><text:span text:style-name="T14"> <text:s text:c="6"/></text:span>//To know function prototypes of RectangularPrism Class.</text:p>
      <text:p text:style-name="P25"/>
      <text:p text:style-name="P30">//Constructor Function of RectangularPrism Class.</text:p>
      <text:p text:style-name="P30">//RectangularPrism Class is derived from ThreeDShape Class, so ThreeDShape Class' Constructor should be called.</text:p>
      <text:p text:style-name="P25"><text:span text:style-name="T19">RectangularPrism</text:span>::RectangularPrism(<text:span text:style-name="T14">double</text:span> width, <text:span text:style-name="T14">double</text:span> height, <text:span text:style-name="T14">double</text:span> depth, <text:span text:style-name="T14">double</text:span>* centerofmass, <text:span text:style-name="T19">string</text:span> color, <text:span text:style-name="T14">bool</text:span> visibility):<text:span text:style-name="T19">ThreeDShape</text:span>(centerofmass,color,visibility),<text:span text:style-name="T19">width</text:span>(width),<text:span text:style-name="T19">height</text:span>(height),<text:span text:style-name="T19">depth</text:span>(depth)</text:p>
      <text:p text:style-name="P25">{</text:p>
      <text:p text:style-name="P25"><text:s text:c="4"/></text:p>
      <text:p text:style-name="P25">}</text:p>
      <text:p text:style-name="P25"/>
      <text:p text:style-name="P30">//Destructor Function of RectangularPrism Class.</text:p>
      <text:p text:style-name="P25"><text:span text:style-name="T19">RectangularPrism</text:span>::~RectangularPrism()</text:p>
      <text:p text:style-name="P25">{</text:p>
      <text:p text:style-name="P25"><text:s text:c="4"/></text:p>
      <text:p text:style-name="P25">}</text:p>
      <text:p text:style-name="P25"/>
      <text:p text:style-name="P30">//Returns the rectangle prism's area.</text:p>
      <text:p text:style-name="P25"><text:span text:style-name="T14">double</text:span> <text:span text:style-name="T19">RectangularPrism</text:span>::CalculateSurfaceArea()</text:p>
      <text:p text:style-name="P25">{</text:p>
      <text:p text:style-name="P32"><text:span text:style-name="T1"><text:s text:c="4"/></text:span><text:span text:style-name="T14">return</text:span><text:span text:style-name="T1"> </text:span>width<text:span text:style-name="T1">*</text:span>height<text:span text:style-name="T1">*</text:span>depth<text:span text:style-name="T1">;</text:span></text:p>
      <text:p text:style-name="P25">}</text:p>
      <text:p text:style-name="P25"/>
      <text:p text:style-name="P30">//Returns the shape's description as string.</text:p>
      <text:p text:style-name="P25"><text:span text:style-name="T19">string</text:span> <text:span text:style-name="T19">RectangularPrism</text:span>::GetShapeDescription()</text:p>
      <text:p text:style-name="P25">{</text:p>
      <text:p text:style-name="P30"><text:span text:style-name="T1"><text:s text:c="4"/></text:span>//m_visibility is a boolean variable, we can not add it to string directly.</text:p>
      <text:p text:style-name="P25"><text:s text:c="4"/><text:span text:style-name="T19">string</text:span> s_visibility;</text:p>
      <text:p text:style-name="P32"><text:span text:style-name="T1"><text:s text:c="4"/></text:span><text:span text:style-name="T14">if</text:span><text:span text:style-name="T1">(</text:span>m_visibility<text:span text:style-name="T1">==</text:span><text:span text:style-name="T14">true</text:span><text:span text:style-name="T1">)</text:span></text:p>
      <text:p text:style-name="P25"><text:s text:c="8"/>s_visibility = <text:span text:style-name="T18">"true"</text:span>;</text:p>
      <text:p text:style-name="P25"><text:s text:c="4"/><text:span text:style-name="T14">else</text:span></text:p>
      <text:p text:style-name="P25"><text:s text:c="8"/>s_visibility = <text:span text:style-name="T18">"false"</text:span>;</text:p>
      <text:p text:style-name="P25"><text:s text:c="4"/></text:p>
      <text:p text:style-name="P25"><text:s text:c="4"/><text:span text:style-name="T19">string</text:span> description =</text:p>
      <text:p text:style-name="P33"><text:span text:style-name="T1"><text:s text:c="4"/></text:span>"RectangularPrism:\t"<text:span text:style-name="T1">+</text:span><text:span text:style-name="T19">m_color</text:span></text:p>
      <text:p text:style-name="P25"><text:soft-page-break/><text:s text:c="4"/>+<text:span text:style-name="T18">"\nVisibility:\t"</text:span>+s_visibility</text:p>
      <text:p text:style-name="P32"><text:span text:style-name="T1"><text:s text:c="4"/>+</text:span><text:span text:style-name="T18">"\nCenter of Mass:\t&lt;"</text:span><text:span text:style-name="T1">+</text:span>to_string<text:span text:style-name="T1">(</text:span>m_centerofmass<text:span text:style-name="T1">[0])+</text:span><text:span text:style-name="T18">","</text:span><text:span text:style-name="T1">+</text:span>to_string<text:span text:style-name="T1">(</text:span>m_centerofmass<text:span text:style-name="T1">[1])+</text:span><text:span text:style-name="T18">","</text:span><text:span text:style-name="T1">+</text:span>to_string<text:span text:style-name="T1">(</text:span>m_centerofmass<text:span text:style-name="T1">[2])</text:span></text:p>
      <text:p text:style-name="P32"><text:span text:style-name="T1"><text:s text:c="4"/>+</text:span><text:span text:style-name="T18">"&gt;\nWidth:\t"</text:span><text:span text:style-name="T1">+</text:span>to_string<text:span text:style-name="T1">(</text:span>width<text:span text:style-name="T1">)</text:span></text:p>
      <text:p text:style-name="P32"><text:span text:style-name="T1"><text:s text:c="4"/>+</text:span><text:span text:style-name="T18">"\nHeight:\t"</text:span><text:span text:style-name="T1">+</text:span>to_string<text:span text:style-name="T1">(</text:span>height<text:span text:style-name="T1">)</text:span></text:p>
      <text:p text:style-name="P32"><text:span text:style-name="T1"><text:s text:c="4"/>+</text:span><text:span text:style-name="T18">"\nDepth:\t"</text:span><text:span text:style-name="T1">+</text:span>to_string<text:span text:style-name="T1">(</text:span>depth<text:span text:style-name="T1">)</text:span></text:p>
      <text:p text:style-name="P32"><text:span text:style-name="T1"><text:s text:c="4"/>+</text:span><text:span text:style-name="T18">"\nArea:\t"</text:span><text:span text:style-name="T1">+</text:span>to_string<text:span text:style-name="T1">((*</text:span><text:span text:style-name="T14">this</text:span><text:span text:style-name="T1">).</text:span>CalculateSurfaceArea<text:span text:style-name="T1">())+</text:span><text:span text:style-name="T18">"\n"</text:span><text:span text:style-name="T1">;</text:span></text:p>
      <text:p text:style-name="P25"/>
      <text:p text:style-name="P25"><text:s text:c="4"/><text:span text:style-name="T14">return</text:span> description;</text:p>
      <text:p text:style-name="P25">}</text:p>
      <text:p text:style-name="P25"/>
      <text:p text:style-name="P28">/*****************************************</text:p>
      <text:p text:style-name="P28"><text:s/>* Sphere.h <text:s text:c="29"/>*</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Sphere_h</text:p>
      <text:p text:style-name="P31">#define Sphere_h</text:p>
      <text:p text:style-name="P25"/>
      <text:p text:style-name="P30"><text:span text:style-name="T14">#include </text:span><text:span text:style-name="T18">"ThreeDShape.h"</text:span><text:span text:style-name="T14"> <text:s text:c="11"/></text:span>//To derive Sphere Class from ThreeDShape Class.</text:p>
      <text:p text:style-name="P25"/>
      <text:p text:style-name="P30">//Sphere Class is derived from ThreeDShape Class as public.</text:p>
      <text:p text:style-name="P31">class<text:span text:style-name="T1"> Sphere:</text:span>public<text:span text:style-name="T1"> </text:span><text:span text:style-name="T19">ThreeDShape</text:span></text:p>
      <text:p text:style-name="P25">{</text:p>
      <text:p text:style-name="P30"><text:span text:style-name="T1"><text:s text:c="4"/></text:span>//Private variable IS NOT ACCESSIBLE out of the class.</text:p>
      <text:p text:style-name="P31">private<text:span text:style-name="T1">:</text:span></text:p>
      <text:p text:style-name="P25"><text:s text:c="4"/><text:span text:style-name="T14">double</text:span> radius;</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Sphere Class.</text:p>
      <text:p text:style-name="P25"><text:s text:c="4"/>Sphere(<text:span text:style-name="T14">double</text:span> radius, <text:span text:style-name="T14">double</text:span>* centerofmass, <text:span text:style-name="T19">string</text:span> color =<text:span text:style-name="T18">"Black"</text:span>, <text:span text:style-name="T14">bool</text:span> visibility = <text:span text:style-name="T14">false</text:span>);</text:p>
      <text:p text:style-name="P25"><text:s text:c="4"/></text:p>
      <text:p text:style-name="P30"><text:span text:style-name="T1"><text:s text:c="4"/></text:span>//Destructor Function of Sphere Class.</text:p>
      <text:p text:style-name="P25"><text:s text:c="4"/>~Sphere();</text:p>
      <text:p text:style-name="P25"><text:s text:c="4"/></text:p>
      <text:p text:style-name="P30"><text:span text:style-name="T1"><text:s text:c="4"/></text:span>//Returns the sphere's area.</text:p>
      <text:p text:style-name="P25"><text:s text:c="4"/><text:span text:style-name="T14">double</text:span> CalculateSurfaceArea();</text:p>
      <text:p text:style-name="P25"><text:s text:c="4"/></text:p>
      <text:p text:style-name="P30"><text:span text:style-name="T1"><text:s text:c="4"/></text:span>//Returns the shape's description as string.</text:p>
      <text:p text:style-name="P25"><text:s text:c="4"/><text:span text:style-name="T19">string</text:span> GetShapeDescription();</text:p>
      <text:p text:style-name="P25"><text:s text:c="4"/></text:p>
      <text:p text:style-name="P25">};</text:p>
      <text:p text:style-name="P25"><text:soft-page-break/></text:p>
      <text:p text:style-name="P30"><text:span text:style-name="T14">#endif </text:span>/* Sphere_h */</text:p>
      <text:p text:style-name="P31"/>
      <text:p text:style-name="P28">/*****************************************</text:p>
      <text:p text:style-name="P28"><text:s/>* Sphere.cpp <text:s text:c="27"/>*</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Sphere.h"</text:span><text:span text:style-name="T14"> <text:s text:c="8"/></text:span>//To know function prototypes of Sphere Class.</text:p>
      <text:p text:style-name="P25"/>
      <text:p text:style-name="P30">//Constructor Function of Sphere Class.</text:p>
      <text:p text:style-name="P30">//Sphere Class is derived from ThreeDShape Class, so ThreeDShape Class' Constructor should be called.</text:p>
      <text:p text:style-name="P25"><text:span text:style-name="T19">Sphere</text:span>::Sphere(<text:span text:style-name="T14">double</text:span> radius, <text:span text:style-name="T14">double</text:span>* centerofmass, <text:span text:style-name="T19">string</text:span> color, <text:span text:style-name="T14">bool</text:span> visibility):<text:span text:style-name="T19">ThreeDShape</text:span>(centerofmass,color,visibility),<text:span text:style-name="T19">radius</text:span>(radius)</text:p>
      <text:p text:style-name="P25">{</text:p>
      <text:p text:style-name="P25"><text:s text:c="4"/></text:p>
      <text:p text:style-name="P25">}</text:p>
      <text:p text:style-name="P25"/>
      <text:p text:style-name="P30">//Destructor Function of Sphere Class.</text:p>
      <text:p text:style-name="P25"><text:span text:style-name="T19">Sphere</text:span>::~Sphere()</text:p>
      <text:p text:style-name="P25">{</text:p>
      <text:p text:style-name="P25"><text:s text:c="4"/></text:p>
      <text:p text:style-name="P25">}</text:p>
      <text:p text:style-name="P25"/>
      <text:p text:style-name="P30">//Returns the sphere's area.</text:p>
      <text:p text:style-name="P25"><text:span text:style-name="T14">double</text:span> <text:span text:style-name="T19">Sphere</text:span>::CalculateSurfaceArea()</text:p>
      <text:p text:style-name="P25">{</text:p>
      <text:p text:style-name="P25"><text:s text:c="4"/><text:span text:style-name="T14">return</text:span> 4*3.14*<text:span text:style-name="T19">radius</text:span>*<text:span text:style-name="T19">radius</text:span>;</text:p>
      <text:p text:style-name="P25">}</text:p>
      <text:p text:style-name="P25"/>
      <text:p text:style-name="P30">//Returns the shape's description as string.</text:p>
      <text:p text:style-name="P25"><text:span text:style-name="T19">string</text:span> <text:span text:style-name="T19">Sphere</text:span>::GetShapeDescription()</text:p>
      <text:p text:style-name="P25">{</text:p>
      <text:p text:style-name="P30"><text:span text:style-name="T1"><text:s text:c="4"/></text:span>//m_visibility is a boolean variable, we can not add it to string directly.</text:p>
      <text:p text:style-name="P25"><text:s text:c="4"/><text:span text:style-name="T19">string</text:span> s_visibility;</text:p>
      <text:p text:style-name="P32"><text:span text:style-name="T1"><text:s text:c="4"/></text:span><text:span text:style-name="T14">if</text:span><text:span text:style-name="T1">(</text:span>m_visibility<text:span text:style-name="T1">==</text:span><text:span text:style-name="T14">true</text:span><text:span text:style-name="T1">)</text:span></text:p>
      <text:p text:style-name="P25"><text:s text:c="8"/>s_visibility = <text:span text:style-name="T18">"true"</text:span>;</text:p>
      <text:p text:style-name="P25"><text:s text:c="4"/><text:span text:style-name="T14">else</text:span></text:p>
      <text:p text:style-name="P25"><text:s text:c="8"/>s_visibility = <text:span text:style-name="T18">"false"</text:span>;</text:p>
      <text:p text:style-name="P25"><text:s text:c="4"/></text:p>
      <text:p text:style-name="P25"><text:s text:c="4"/><text:span text:style-name="T19">string</text:span> description =</text:p>
      <text:p text:style-name="P33"><text:span text:style-name="T1"><text:s text:c="4"/></text:span>"Sphere:\t"<text:span text:style-name="T1">+</text:span><text:span text:style-name="T19">m_color</text:span></text:p>
      <text:p text:style-name="P25"><text:s text:c="4"/>+<text:span text:style-name="T18">"\nVisibility:\t"</text:span>+s_visibility</text:p>
      <text:p text:style-name="P32"><text:span text:style-name="T1"><text:s text:c="4"/>+</text:span><text:span text:style-name="T18">"\nCenter of Mass:\t&lt;"</text:span><text:span text:style-name="T1">+</text:span>to_string<text:span text:style-name="T1">(</text:span>m_centerofmass<text:span text:style-name="T1">[0])+</text:span><text:span text:style-name="T18">","</text:span><text:span text:style-name="T1">+</text:span>to_string<text:span text:style-name="T1">(</text:span>m_centerofmass<text:span text:style-name="T1">[1])</text:span><text:soft-page-break/><text:span text:style-name="T1">+</text:span><text:span text:style-name="T18">","</text:span><text:span text:style-name="T1">+</text:span>to_string<text:span text:style-name="T1">(</text:span>m_centerofmass<text:span text:style-name="T1">[2])</text:span></text:p>
      <text:p text:style-name="P32"><text:span text:style-name="T1"><text:s text:c="4"/>+</text:span><text:span text:style-name="T18">"&gt;\nRadius:\t"</text:span><text:span text:style-name="T1">+</text:span>to_string<text:span text:style-name="T1">(</text:span>radius<text:span text:style-name="T1">)</text:span></text:p>
      <text:p text:style-name="P32"><text:span text:style-name="T1"><text:s text:c="4"/>+</text:span><text:span text:style-name="T18">"\nArea:\t"</text:span><text:span text:style-name="T1">+</text:span>to_string<text:span text:style-name="T1">((*</text:span><text:span text:style-name="T14">this</text:span><text:span text:style-name="T1">).</text:span>CalculateSurfaceArea<text:span text:style-name="T1">())+</text:span><text:span text:style-name="T18">"\n"</text:span><text:span text:style-name="T1">;</text:span></text:p>
      <text:p text:style-name="P25"><text:s text:c="4"/></text:p>
      <text:p text:style-name="P25"><text:s text:c="4"/></text:p>
      <text:p text:style-name="P25"><text:s text:c="4"/><text:span text:style-name="T14">return</text:span> description;</text:p>
      <text:p text:style-name="P25">}</text:p>
      <text:p text:style-name="P25"/>
      <text:p text:style-name="P28">/*****************************************</text:p>
      <text:p text:style-name="P28"><text:s/>* ShapePlacer.h <text:s text:c="24"/>*</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ShapePlacer_h</text:p>
      <text:p text:style-name="P31">#define ShapePlacer_h</text:p>
      <text:p text:style-name="P25"/>
      <text:p text:style-name="P30"><text:span text:style-name="T14">#include </text:span><text:span text:style-name="T18">"Shape.h"</text:span><text:span text:style-name="T14"> <text:s text:c="13"/></text:span>//To use Shape type variables.</text:p>
      <text:p text:style-name="P30"><text:span text:style-name="T14">#include </text:span><text:span text:style-name="T18">&lt;vector&gt;</text:span><text:span text:style-name="T14"> <text:s text:c="14"/></text:span>//To declare vector type array.</text:p>
      <text:p text:style-name="P25"/>
      <text:p text:style-name="P30">//Shape description must be in the following form.</text:p>
      <text:p text:style-name="P30">// &lt;shape type&gt; <text:s/>-&lt;color&gt;-</text:p>
      <text:p text:style-name="P30">// &lt;Visibility&gt; <text:s/>-&lt;Center of Mass&gt; -</text:p>
      <text:p text:style-name="P30">// &lt;Additional Properties&gt;</text:p>
      <text:p text:style-name="P25"/>
      <text:p text:style-name="P25"><text:span text:style-name="T14">class</text:span> ShapePlacer</text:p>
      <text:p text:style-name="P25">{</text:p>
      <text:p text:style-name="P30"><text:span text:style-name="T1"><text:s text:c="4"/></text:span>//Private variable IS NOT ACCESSIBLE out of the class.</text:p>
      <text:p text:style-name="P31">private<text:span text:style-name="T1">:</text:span></text:p>
      <text:p text:style-name="P25"><text:s text:c="4"/></text:p>
      <text:p text:style-name="P30"><text:span text:style-name="T1"><text:s text:c="4"/></text:span>//m_shapeList vector holds lots of shapes.</text:p>
      <text:p text:style-name="P25"><text:s text:c="4"/><text:span text:style-name="T19">vector</text:span> &lt;<text:span text:style-name="T19">Shape</text:span>* &gt; m_shapeList;</text:p>
      <text:p text:style-name="P25"><text:s text:c="4"/></text:p>
      <text:p text:style-name="P30"><text:span text:style-name="T1"><text:s text:c="4"/></text:span>//Public variables ARE ACCESSIBLE out of the class.</text:p>
      <text:p text:style-name="P31">public<text:span text:style-name="T1">:</text:span></text:p>
      <text:p text:style-name="P25"><text:s text:c="4"/></text:p>
      <text:p text:style-name="P30"><text:span text:style-name="T1"><text:s text:c="4"/></text:span>//Constructor Function of ShapePlacer Class.</text:p>
      <text:p text:style-name="P25"><text:s text:c="4"/>ShapePlacer();</text:p>
      <text:p text:style-name="P25"><text:s text:c="4"/></text:p>
      <text:p text:style-name="P30"><text:span text:style-name="T1"><text:s text:c="4"/></text:span>//Destructor Function of ShapePlacer Class.</text:p>
      <text:p text:style-name="P25"><text:s text:c="4"/>~ShapePlacer();</text:p>
      <text:p text:style-name="P25"><text:s text:c="4"/></text:p>
      <text:p text:style-name="P30"><text:span text:style-name="T1"><text:s text:c="4"/></text:span>//Given newShape the type of Shape* will be added to vector.</text:p>
      <text:p text:style-name="P25"><text:s text:c="4"/><text:span text:style-name="T14">void</text:span> AddNewShape(<text:span text:style-name="T19">Shape</text:span>* newShape);</text:p>
      <text:p text:style-name="P25"><text:s text:c="4"/></text:p>
      <text:p text:style-name="P30"><text:soft-page-break/><text:span text:style-name="T1"><text:s text:c="4"/></text:span>//Prints all shapes which are held the vector to console.</text:p>
      <text:p text:style-name="P25"><text:s text:c="4"/><text:span text:style-name="T14">void</text:span> VisualizeAllShapes();</text:p>
      <text:p text:style-name="P25"><text:s text:c="4"/></text:p>
      <text:p text:style-name="P30"><text:span text:style-name="T1"><text:s text:c="4"/></text:span>//Finds the most proper shape according to the given area and returns it as Shape*.</text:p>
      <text:p text:style-name="P25"><text:s text:c="4"/><text:span text:style-name="T19">Shape</text:span>* FindTheMostProperShape(<text:span text:style-name="T14">double</text:span> area);</text:p>
      <text:p text:style-name="P25"><text:s text:c="4"/></text:p>
      <text:p text:style-name="P25">};</text:p>
      <text:p text:style-name="P25"/>
      <text:p text:style-name="P25"/>
      <text:p text:style-name="P30"><text:span text:style-name="T14">#endif </text:span>/* ShapePlacer_h */</text:p>
      <text:p text:style-name="P31"/>
      <text:p text:style-name="P28">/*****************************************</text:p>
      <text:p text:style-name="P28"><text:s/>* ShapePlacer.cpp <text:s text:c="22"/>*</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ShapePlacer.h"</text:span><text:span text:style-name="T14"> <text:s text:c="7"/></text:span>//To know function prototypes of ShapePlacer Class.</text:p>
      <text:p text:style-name="P25"/>
      <text:p text:style-name="P25"/>
      <text:p text:style-name="P30">//Constructor Function of ShapePlacer Class.</text:p>
      <text:p text:style-name="P25"><text:span text:style-name="T19">ShapePlacer</text:span>::ShapePlacer()</text:p>
      <text:p text:style-name="P25">{</text:p>
      <text:p text:style-name="P25"><text:s text:c="4"/></text:p>
      <text:p text:style-name="P25">}</text:p>
      <text:p text:style-name="P25"/>
      <text:p text:style-name="P30">//Destructor Function of ShapePlacer Class.</text:p>
      <text:p text:style-name="P25"><text:span text:style-name="T19">ShapePlacer</text:span>::~ShapePlacer()</text:p>
      <text:p text:style-name="P25">{</text:p>
      <text:p text:style-name="P25"><text:s text:c="4"/></text:p>
      <text:p text:style-name="P25">}</text:p>
      <text:p text:style-name="P25"/>
      <text:p text:style-name="P30">//Given newShape the type of Shape* will be added to vector.</text:p>
      <text:p text:style-name="P25"><text:span text:style-name="T14">void</text:span> <text:span text:style-name="T19">ShapePlacer</text:span>::AddNewShape(<text:span text:style-name="T19">Shape</text:span>* newShape)</text:p>
      <text:p text:style-name="P25">{</text:p>
      <text:p text:style-name="P32"><text:span text:style-name="T1"><text:s text:c="4"/></text:span>m_shapeList<text:span text:style-name="T1">.</text:span>push_back<text:span text:style-name="T1">(newShape);</text:span></text:p>
      <text:p text:style-name="P25">}</text:p>
      <text:p text:style-name="P25"/>
      <text:p text:style-name="P30">//Prints all shapes which are held the vector to console.</text:p>
      <text:p text:style-name="P25"><text:span text:style-name="T14">void</text:span> <text:span text:style-name="T19">ShapePlacer</text:span>::VisualizeAllShapes()</text:p>
      <text:p text:style-name="P25">{</text:p>
      <text:p text:style-name="P25"><text:s text:c="4"/><text:span text:style-name="T14">for</text:span>(<text:span text:style-name="T14">int</text:span> i=0; i&lt;<text:span text:style-name="T19">m_shapeList</text:span>.<text:span text:style-name="T19">size</text:span>(); i++)</text:p>
      <text:p text:style-name="P32"><text:span text:style-name="T1"><text:s text:c="8"/></text:span>cout<text:span text:style-name="T1">&lt;&lt;</text:span>m_shapeList<text:span text:style-name="T1">[</text:span>i<text:span text:style-name="T1">]-&gt;</text:span>GetShapeDescription<text:span text:style-name="T1">()&lt;&lt;</text:span>endl<text:span text:style-name="T1">;</text:span></text:p>
      <text:p text:style-name="P25"><text:s text:c="4"/></text:p>
      <text:p text:style-name="P25">}</text:p>
      <text:p text:style-name="P25"><text:soft-page-break/></text:p>
      <text:p text:style-name="P30">//Finds the most proper shape according to the given area and returns it as Shape*.</text:p>
      <text:p text:style-name="P25"><text:span text:style-name="T19">Shape</text:span>* <text:span text:style-name="T19">ShapePlacer</text:span>::FindTheMostProperShape(<text:span text:style-name="T14">double</text:span> area)</text:p>
      <text:p text:style-name="P25">{</text:p>
      <text:p text:style-name="P25"><text:s text:c="4"/><text:span text:style-name="T14">double</text:span>* differenceArray = <text:span text:style-name="T14">new</text:span> <text:span text:style-name="T14">double</text:span> [<text:span text:style-name="T19">m_shapeList</text:span>.<text:span text:style-name="T19">size</text:span>()];</text:p>
      <text:p text:style-name="P25"><text:s text:c="4"/></text:p>
      <text:p text:style-name="P30"><text:span text:style-name="T1"><text:s text:c="4"/></text:span>//There should be one more array that will hold the differences between shape's area and given area.</text:p>
      <text:p text:style-name="P25"><text:s text:c="4"/><text:span text:style-name="T14">for</text:span>(<text:span text:style-name="T14">int</text:span> i=0; i&lt;<text:span text:style-name="T19">m_shapeList</text:span>.<text:span text:style-name="T19">size</text:span>(); i++)</text:p>
      <text:p text:style-name="P25"><text:s text:c="4"/>{</text:p>
      <text:p text:style-name="P25"><text:s text:c="8"/>differenceArray[i] = <text:span text:style-name="T19">m_shapeList</text:span>[<text:span text:style-name="T19">i</text:span>]-&gt;<text:span text:style-name="T19">CalculateSurfaceArea</text:span>() - area;</text:p>
      <text:p text:style-name="P25"><text:s text:c="8"/></text:p>
      <text:p text:style-name="P30"><text:span text:style-name="T1"><text:s text:c="8"/></text:span>//There can be negative numbers in the differenceArray, we should take absolute of them.</text:p>
      <text:p text:style-name="P25"><text:s text:c="8"/><text:span text:style-name="T14">if</text:span>(differenceArray[i] &lt; 0 )</text:p>
      <text:p text:style-name="P25"><text:s text:c="12"/>differenceArray[i] *= -1;</text:p>
      <text:p text:style-name="P25"><text:s text:c="4"/>}</text:p>
      <text:p text:style-name="P25"><text:s text:c="4"/></text:p>
      <text:p text:style-name="P30"><text:span text:style-name="T1"><text:s text:c="4"/></text:span>//Then, we should find the minimum number in the array, actually INDEX its number.</text:p>
      <text:p text:style-name="P25"><text:s text:c="4"/><text:span text:style-name="T14">double</text:span> minimumNumberInTheArray <text:s/>= differenceArray[0];</text:p>
      <text:p text:style-name="P25"><text:s text:c="4"/><text:span text:style-name="T14">int</text:span> index = 0;</text:p>
      <text:p text:style-name="P25"><text:s text:c="4"/></text:p>
      <text:p text:style-name="P25"><text:s text:c="4"/><text:span text:style-name="T14">for</text:span>(<text:span text:style-name="T14">int</text:span> i=0; i&lt;<text:span text:style-name="T19">m_shapeList</text:span>.<text:span text:style-name="T19">size</text:span>(); i++)</text:p>
      <text:p text:style-name="P25"><text:s text:c="8"/><text:span text:style-name="T14">if</text:span>( differenceArray[i]&lt; minimumNumberInTheArray )</text:p>
      <text:p text:style-name="P25"><text:s text:c="8"/>{</text:p>
      <text:p text:style-name="P25"><text:s text:c="12"/>minimumNumberInTheArray = differenceArray[i];</text:p>
      <text:p text:style-name="P25"><text:s text:c="12"/>index = i;</text:p>
      <text:p text:style-name="P25"><text:s text:c="8"/>}</text:p>
      <text:p text:style-name="P25"><text:s text:c="4"/></text:p>
      <text:p text:style-name="P30"><text:span text:style-name="T1"><text:s text:c="4"/></text:span>//The minimum difference and its index are found!</text:p>
      <text:p text:style-name="P25"><text:s text:c="4"/></text:p>
      <text:p text:style-name="P32"><text:span text:style-name="T1"><text:s text:c="4"/></text:span><text:span text:style-name="T14">return</text:span><text:span text:style-name="T1"> </text:span>m_shapeList<text:span text:style-name="T1">[ </text:span>index<text:span text:style-name="T1"> ];</text:span></text:p>
      <text:p text:style-name="P25">}</text:p>
      <text:p text:style-name="P25"/>
      <text:p text:style-name="P28">/*****************************************</text:p>
      <text:p text:style-name="P28"><text:s/>* TestMain.cpp <text:s text:c="25"/>*</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Circle.h"</text:span><text:span text:style-name="T14"> <text:s text:c="16"/></text:span>//To create Circle type objects.</text:p>
      <text:p text:style-name="P30"><text:span text:style-name="T14">#include </text:span><text:span text:style-name="T18">"ShapePlacer.h"</text:span><text:span text:style-name="T14"> <text:s text:c="11"/></text:span>//To create ShapePlacer type objects.</text:p>
      <text:p text:style-name="P30"><text:span text:style-name="T14">#include </text:span><text:span text:style-name="T18">"CustomRectangle.h"</text:span><text:span text:style-name="T14"> <text:s text:c="7"/></text:span>//To create CustomRectangle type objects.</text:p>
      <text:p text:style-name="P30"><text:span text:style-name="T14">#include </text:span><text:span text:style-name="T18">"RectangularPrism.h"</text:span><text:span text:style-name="T14"> <text:s text:c="6"/></text:span>//To create RectangularPrism type objects.</text:p>
      <text:p text:style-name="P30"><text:span text:style-name="T14">#include </text:span><text:span text:style-name="T18">"Sphere.h"</text:span><text:span text:style-name="T14"> <text:s text:c="16"/></text:span>//To create Sphere type objects.</text:p>
      <text:p text:style-name="P25"/>
      <text:p text:style-name="P30">//Holds the center of mass for two dimensional objects which are Circle and CustomRectangle.</text:p>
      <text:p text:style-name="P25"><text:soft-page-break/><text:span text:style-name="T14">double</text:span> two_centerOfMass[2] = { 2,2 };</text:p>
      <text:p text:style-name="P25"/>
      <text:p text:style-name="P30">//Holds the center of mass for two dimensional objects which are Sphere and RectangularPrism.</text:p>
      <text:p text:style-name="P25"><text:span text:style-name="T14">double</text:span> three_centerOfMass[3] = { 3,3,3 };</text:p>
      <text:p text:style-name="P25"/>
      <text:p text:style-name="P25"><text:span text:style-name="T14">int</text:span> main ()</text:p>
      <text:p text:style-name="P25">{</text:p>
      <text:p text:style-name="P30"><text:span text:style-name="T1"><text:s text:c="4"/></text:span>//Holds the shapes. (Container)</text:p>
      <text:p text:style-name="P25"><text:s text:c="4"/><text:span text:style-name="T19">ShapePlacer</text:span> test_shapePlacer;</text:p>
      <text:p text:style-name="P25"><text:s text:c="4"/></text:p>
      <text:p text:style-name="P30"><text:span text:style-name="T1"><text:s text:c="4"/></text:span>//Shapes will be created.</text:p>
      <text:p text:style-name="P25"><text:s text:c="4"/><text:span text:style-name="T19">Shape</text:span>* shapeForTest;</text:p>
      <text:p text:style-name="P25"><text:s text:c="4"/></text:p>
      <text:p text:style-name="P30"><text:span text:style-name="T1"><text:s text:c="4"/></text:span>//Two Dimensional Shapes</text:p>
      <text:p text:style-name="P25"><text:s text:c="4"/>shapeForTest = <text:span text:style-name="T14">new</text:span> <text:span text:style-name="T19">Circle</text:span>(3 <text:s text:c="5"/>,<text:span text:style-name="T19">two_centerOfMass</text:span>,<text:span text:style-name="T18">"Orange"</text:span>,<text:span text:style-name="T14">true</text:span>);</text:p>
      <text:p text:style-name="P25"><text:s text:c="4"/>test_shapePlacer.<text:span text:style-name="T19">AddNewShape</text:span>(shapeForTest);</text:p>
      <text:p text:style-name="P25"><text:s text:c="4"/></text:p>
      <text:p text:style-name="P32"><text:span text:style-name="T1"><text:s text:c="4"/>shapeForTest = </text:span><text:span text:style-name="T14">new</text:span><text:span text:style-name="T1"> </text:span>CustomRectangle<text:span text:style-name="T1">(4,5,</text:span>two_centerOfMass<text:span text:style-name="T1">,</text:span><text:span text:style-name="T18">"Blue"</text:span><text:span text:style-name="T1">,</text:span><text:span text:style-name="T14">true</text:span><text:span text:style-name="T1">);</text:span></text:p>
      <text:p text:style-name="P25"><text:s text:c="4"/>test_shapePlacer.<text:span text:style-name="T19">AddNewShape</text:span>(shapeForTest);</text:p>
      <text:p text:style-name="P25"><text:s text:c="4"/></text:p>
      <text:p text:style-name="P25"><text:s text:c="4"/></text:p>
      <text:p text:style-name="P30"><text:span text:style-name="T1"><text:s text:c="4"/></text:span>//Three Dimensional Shapes</text:p>
      <text:p text:style-name="P25"><text:s text:c="4"/>shapeForTest = <text:span text:style-name="T14">new</text:span> <text:span text:style-name="T19">Sphere</text:span>(4 <text:s text:c="4"/>,<text:span text:style-name="T19">three_centerOfMass</text:span>,<text:span text:style-name="T18">"Red"</text:span>,<text:span text:style-name="T14">true</text:span>);</text:p>
      <text:p text:style-name="P25"><text:s text:c="4"/>test_shapePlacer.<text:span text:style-name="T19">AddNewShape</text:span>(shapeForTest);</text:p>
      <text:p text:style-name="P25"><text:s text:c="4"/></text:p>
      <text:p text:style-name="P32"><text:span text:style-name="T1"><text:s text:c="4"/>shapeForTest = </text:span><text:span text:style-name="T14">new</text:span><text:span text:style-name="T1"> </text:span>RectangularPrism<text:span text:style-name="T1">(3,4,5,</text:span>three_centerOfMass<text:span text:style-name="T1">,</text:span><text:span text:style-name="T18">"Dark Blue"</text:span><text:span text:style-name="T1">,</text:span><text:span text:style-name="T14">true</text:span><text:span text:style-name="T1">);</text:span></text:p>
      <text:p text:style-name="P25"><text:s text:c="4"/>test_shapePlacer.<text:span text:style-name="T19">AddNewShape</text:span>(shapeForTest);</text:p>
      <text:p text:style-name="P25"><text:s text:c="4"/></text:p>
      <text:p text:style-name="P25"><text:s text:c="4"/></text:p>
      <text:p text:style-name="P30"><text:span text:style-name="T1"><text:s text:c="4"/></text:span>//Then print all of them to console.</text:p>
      <text:p text:style-name="P25"><text:s text:c="4"/>test_shapePlacer.<text:span text:style-name="T19">VisualizeAllShapes</text:span>();</text:p>
      <text:p text:style-name="P25"><text:s text:c="4"/></text:p>
      <text:p text:style-name="P25"><text:s text:c="4"/></text:p>
      <text:p text:style-name="P30"><text:span text:style-name="T1"><text:s text:c="4"/></text:span>//Find the most proper shape according to the given area, in this case it is 50.</text:p>
      <text:p text:style-name="P25"><text:s text:c="4"/>shapeForTest = test_shapePlacer.<text:span text:style-name="T19">FindTheMostProperShape</text:span>(50);</text:p>
      <text:p text:style-name="P33"><text:span text:style-name="T1"><text:s text:c="4"/></text:span><text:span text:style-name="T19">cout</text:span><text:span text:style-name="T1">&lt;&lt;</text:span>"Given area is:\t\t50\n"</text:p>
      <text:p text:style-name="P25"><text:s text:c="8"/>&lt;&lt;<text:span text:style-name="T18">"The most proper shape is:\t\t"</text:span>&lt;&lt;shapeForTest-&gt;<text:span text:style-name="T19">GetShapeDescription</text:span>()&lt;&lt;<text:span text:style-name="T19">endl</text:span>;</text:p>
      <text:p text:style-name="P25"><text:s text:c="4"/></text:p>
      <text:p text:style-name="P29"><text:span text:style-name="T1">}</text:span>//end main ()</text:p>
      <text:p text:style-name="P11"/>
      <text:p text:style-name="P24"><text:span text:style-name="T20"><text:tab/><text:tab/><text:tab/><text:tab/><text:tab/><text:tab/><text:tab/><text:tab/><text:tab/><text:tab/><text:tab/><text:tab/><text:tab/>AT QUIZ<text:tab/><text:tab/><text:tab/><text:tab/><text:tab/><text:tab/><text:tab/><text:tab/><text:tab/><text:tab/><text:tab/><text:tab/><text:tab/></text:span><text:tab/><text:tab/><text:tab/><text:tab/><text:tab/><text:tab/><text:tab/><text:tab/><text:tab/><text:tab/><text:tab/><text:tab/></text:p>
      <text:p text:style-name="P28">/*****************************************</text:p>
      <text:p text:style-name="P28"><text:s/>* Player.h <text:s text:c="29"/>*</text:p>
      <text:p text:style-name="P28"><text:s/>*****************************************</text:p>
      <text:p text:style-name="P28"><text:s/>* IDE : Xcode <text:s text:c="26"/>*</text:p>
      <text:p text:style-name="P28"><text:s/>* Author : Şafak AKINCI <text:s text:c="16"/>*</text:p>
      <text:p text:style-name="P28"><text:soft-page-break/><text:s/>* Experiment 8: Polymorphism <text:s text:c="11"/>*</text:p>
      <text:p text:style-name="P28"><text:s/>*****************************************/</text:p>
      <text:p text:style-name="P25"/>
      <text:p text:style-name="P31">#ifndef Player_h</text:p>
      <text:p text:style-name="P31">#define Player_h</text:p>
      <text:p text:style-name="P25"/>
      <text:p text:style-name="P30"><text:span text:style-name="T14">#include </text:span><text:span text:style-name="T18">&lt;iostream&gt;</text:span><text:span text:style-name="T14"> <text:s text:c="8"/></text:span>//To use standart input and output functions.</text:p>
      <text:p text:style-name="P30"><text:span text:style-name="T14">using</text:span><text:span text:style-name="T1"> </text:span><text:span text:style-name="T14">namespace</text:span><text:span text:style-name="T1"> </text:span><text:span text:style-name="T19">std</text:span><text:span text:style-name="T1">; <text:s text:c="7"/></text:span>//To declare string type variables under the std namespace.</text:p>
      <text:p text:style-name="P25"/>
      <text:p text:style-name="P25"/>
      <text:p text:style-name="P25"/>
      <text:p text:style-name="P30">//Classes that contain at least one pure virtual function are known as abstract base classes.</text:p>
      <text:p text:style-name="P25"/>
      <text:p text:style-name="P25"/>
      <text:p text:style-name="P30">//It can be used to create pointers to it, and take advantage of all its polymorphic abilities.</text:p>
      <text:p text:style-name="P30">//And can actually be dereferenced when pointing to objects of derived (non-abstract) classes.</text:p>
      <text:p text:style-name="P25"/>
      <text:p text:style-name="P30">//Player Class is an ABSTRACT CLASS because of the PURE VIRTUAL FUNCTIONS.</text:p>
      <text:p text:style-name="P30">//Abstract base classes cannot be used to instantiate objects.</text:p>
      <text:p text:style-name="P30">//This is a class that can only be used as base class, and thus is allowed to have virtual member functions without definition (known as pure virtual functions). The syntax is to replace their definition by =0 (an equal sign and a zero).</text:p>
      <text:p text:style-name="P25"><text:span text:style-name="T14">class</text:span> Player</text:p>
      <text:p text:style-name="P25">{</text:p>
      <text:p text:style-name="P30"><text:span text:style-name="T1"><text:s text:c="4"/></text:span>//Protected variables can be accessed out of the class.</text:p>
      <text:p text:style-name="P31">protected<text:span text:style-name="T1">:</text:span></text:p>
      <text:p text:style-name="P25"><text:s text:c="4"/><text:span text:style-name="T14">int</text:span> maxVolumeLevel;</text:p>
      <text:p text:style-name="P25"><text:s text:c="4"/><text:span text:style-name="T14">int</text:span> volumeLevel;</text:p>
      <text:p text:style-name="P25"><text:s text:c="4"/><text:span text:style-name="T19">string</text:span> mediaName;</text:p>
      <text:p text:style-name="P25"><text:s text:c="4"/></text:p>
      <text:p text:style-name="P30"><text:span text:style-name="T1"><text:s text:c="4"/></text:span>//Public variables can be accessed out of the class.</text:p>
      <text:p text:style-name="P31">public<text:span text:style-name="T1">:</text:span></text:p>
      <text:p text:style-name="P25"><text:s text:c="4"/></text:p>
      <text:p text:style-name="P30"><text:span text:style-name="T1"><text:s text:c="4"/></text:span>//Constructor Function of Player Class.</text:p>
      <text:p text:style-name="P25"><text:s text:c="4"/>Player (<text:span text:style-name="T14">int</text:span> maxVolumeLevel = 100);</text:p>
      <text:p text:style-name="P25"><text:s text:c="4"/></text:p>
      <text:p text:style-name="P30"><text:span text:style-name="T1"><text:s text:c="4"/></text:span>//Prints that player is opened.</text:p>
      <text:p text:style-name="P25"><text:s text:c="4"/><text:span text:style-name="T14">void</text:span> Open();</text:p>
      <text:p text:style-name="P25"><text:s text:c="4"/></text:p>
      <text:p text:style-name="P30"><text:span text:style-name="T1"><text:s text:c="4"/></text:span>//Adds given amount to volumeLevel and prints it.</text:p>
      <text:p text:style-name="P25"><text:s text:c="4"/><text:span text:style-name="T14">virtual</text:span> <text:span text:style-name="T14">void</text:span> VolumeUp(<text:span text:style-name="T14">int</text:span> amount);</text:p>
      <text:p text:style-name="P25"><text:s text:c="4"/></text:p>
      <text:p text:style-name="P30"><text:span text:style-name="T1"><text:s text:c="4"/></text:span>//Subtracts given amount from volumeLevel and prints it.</text:p>
      <text:p text:style-name="P25"><text:s text:c="4"/><text:span text:style-name="T14">virtual</text:span> <text:span text:style-name="T14">void</text:span> VolumeDown(<text:span text:style-name="T14">int</text:span> amount);</text:p>
      <text:p text:style-name="P25"><text:s text:c="4"/></text:p>
      <text:p text:style-name="P30"><text:span text:style-name="T1"><text:s text:c="4"/></text:span>//Prints that media is playing.</text:p>
      <text:p text:style-name="P25"><text:s text:c="4"/><text:span text:style-name="T14">void</text:span> Play();</text:p>
      <text:p text:style-name="P25"><text:soft-page-break/><text:s text:c="4"/></text:p>
      <text:p text:style-name="P30"><text:span text:style-name="T1"><text:s text:c="4"/></text:span>//Prints that media is pausing.</text:p>
      <text:p text:style-name="P25"><text:s text:c="4"/><text:span text:style-name="T14">void</text:span> Pause();</text:p>
      <text:p text:style-name="P25"><text:s text:c="4"/></text:p>
      <text:p text:style-name="P30"><text:span text:style-name="T1"><text:s text:c="4"/></text:span>//Prints that media is stopping.</text:p>
      <text:p text:style-name="P25"><text:s text:c="4"/><text:span text:style-name="T14">void</text:span> Stop();</text:p>
      <text:p text:style-name="P25"><text:s text:c="4"/></text:p>
      <text:p text:style-name="P30"><text:span text:style-name="T1"><text:s text:c="4"/></text:span>//Prints that it is closed.</text:p>
      <text:p text:style-name="P25"><text:s text:c="4"/><text:span text:style-name="T14">void</text:span> Close();</text:p>
      <text:p text:style-name="P25"><text:s text:c="4"/></text:p>
      <text:p text:style-name="P30"><text:span text:style-name="T1"><text:s text:c="4"/></text:span>//Those are pure virtual functions, It means derived classes have to contain the definition of them.</text:p>
      <text:p text:style-name="P25"><text:s text:c="4"/><text:span text:style-name="T14">virtual</text:span> <text:span text:style-name="T14">void</text:span> Forward() = 0;</text:p>
      <text:p text:style-name="P25"><text:s text:c="4"/><text:span text:style-name="T14">virtual</text:span> <text:span text:style-name="T14">void</text:span> BackWard() = 0;</text:p>
      <text:p text:style-name="P25"><text:s text:c="4"/><text:span text:style-name="T14">virtual</text:span> <text:span text:style-name="T14">void</text:span> EjectMedia() = 0;</text:p>
      <text:p text:style-name="P25"><text:s text:c="4"/><text:span text:style-name="T14">virtual</text:span> <text:span text:style-name="T14">void</text:span> MounthMedia(<text:span text:style-name="T14">const</text:span> <text:span text:style-name="T19">string</text:span>&amp; mediaName) = 0;</text:p>
      <text:p text:style-name="P25"><text:s text:c="4"/></text:p>
      <text:p text:style-name="P25"><text:s text:c="4"/></text:p>
      <text:p text:style-name="P30"><text:span text:style-name="T1"><text:s text:c="4"/></text:span>//Destructor Function of Player Class.</text:p>
      <text:p text:style-name="P30"><text:span text:style-name="T1"><text:s text:c="4"/></text:span>//Virtual destructors ensure that all appropriate destructors run on an object.</text:p>
      <text:p text:style-name="P25"><text:s text:c="4"/><text:span text:style-name="T14">virtual</text:span> ~Player();</text:p>
      <text:p text:style-name="P25">};</text:p>
      <text:p text:style-name="P25"/>
      <text:p text:style-name="P30"><text:span text:style-name="T14">#endif </text:span>/* Player_h */</text:p>
      <text:p text:style-name="P31"/>
      <text:p text:style-name="P28">/*****************************************</text:p>
      <text:p text:style-name="P28"><text:s/>* Player.cpp <text:s text:c="27"/>*</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Player.h"</text:span><text:span text:style-name="T14"> <text:s text:c="8"/></text:span>//To know function prototypes of Player Class.</text:p>
      <text:p text:style-name="P25"/>
      <text:p text:style-name="P30">//Constructor Function of Player Class.</text:p>
      <text:p text:style-name="P25"><text:span text:style-name="T19">Player</text:span>::Player(<text:span text:style-name="T14">int</text:span> maxVolumeLevel):<text:span text:style-name="T19">maxVolumeLevel</text:span>(maxVolumeLevel)</text:p>
      <text:p text:style-name="P25">{</text:p>
      <text:p text:style-name="P32"><text:span text:style-name="T1"><text:s text:c="4"/></text:span>volumeLevel<text:span text:style-name="T1"> = 35;</text:span></text:p>
      <text:p text:style-name="P25">}</text:p>
      <text:p text:style-name="P25"/>
      <text:p text:style-name="P30">//Prints that player is opened.</text:p>
      <text:p text:style-name="P25"><text:span text:style-name="T14">void</text:span> <text:span text:style-name="T19">Player</text:span>::Open()</text:p>
      <text:p text:style-name="P25">{</text:p>
      <text:p text:style-name="P33"><text:span text:style-name="T1"><text:s text:c="4"/></text:span><text:span text:style-name="T19">cout</text:span><text:span text:style-name="T1">&lt;&lt;</text:span>"Player:\tOpened..."<text:span text:style-name="T1">&lt;&lt;</text:span><text:span text:style-name="T19">endl</text:span><text:span text:style-name="T1">;</text:span></text:p>
      <text:p text:style-name="P25">}</text:p>
      <text:p text:style-name="P25"/>
      <text:p text:style-name="P30">//Adds given amount to volumeLevel and prints it.</text:p>
      <text:p text:style-name="P25"><text:soft-page-break/><text:span text:style-name="T14">void</text:span> <text:span text:style-name="T19">Player</text:span>::VolumeUp(<text:span text:style-name="T14">int</text:span> amount)</text:p>
      <text:p text:style-name="P25">{</text:p>
      <text:p text:style-name="P33"><text:span text:style-name="T1"><text:s text:c="4"/></text:span><text:span text:style-name="T19">cout</text:span><text:span text:style-name="T1">&lt;&lt;</text:span>"Player:\tVolume Level:\t"<text:span text:style-name="T1">&lt;&lt;(</text:span><text:span text:style-name="T19">volumeLevel</text:span><text:span text:style-name="T1"> += amount)&lt;&lt;</text:span><text:span text:style-name="T19">endl</text:span><text:span text:style-name="T1">;</text:span></text:p>
      <text:p text:style-name="P25">}</text:p>
      <text:p text:style-name="P25"/>
      <text:p text:style-name="P30">//Subtracts given amount from volumeLevel and prints it.</text:p>
      <text:p text:style-name="P25"><text:span text:style-name="T14">void</text:span> <text:span text:style-name="T19">Player</text:span>::VolumeDown(<text:span text:style-name="T14">int</text:span> amount)</text:p>
      <text:p text:style-name="P25">{</text:p>
      <text:p text:style-name="P33"><text:span text:style-name="T1"><text:s text:c="4"/></text:span><text:span text:style-name="T19">cout</text:span><text:span text:style-name="T1">&lt;&lt;</text:span>"Player:\tVolume Level:\t"<text:span text:style-name="T1">&lt;&lt;(</text:span><text:span text:style-name="T19">volumeLevel</text:span><text:span text:style-name="T1"> -= amount)&lt;&lt;</text:span><text:span text:style-name="T19">endl</text:span><text:span text:style-name="T1">;</text:span></text:p>
      <text:p text:style-name="P25">}</text:p>
      <text:p text:style-name="P25"/>
      <text:p text:style-name="P30">//Prints that media is playing.</text:p>
      <text:p text:style-name="P25"><text:span text:style-name="T14">void</text:span> <text:span text:style-name="T19">Player</text:span>::Play()</text:p>
      <text:p text:style-name="P25">{</text:p>
      <text:p text:style-name="P33"><text:span text:style-name="T1"><text:s text:c="4"/></text:span><text:span text:style-name="T19">cout</text:span><text:span text:style-name="T1">&lt;&lt;</text:span>"Player:\tPlaying the media "<text:span text:style-name="T1">&lt;&lt;</text:span><text:span text:style-name="T19">mediaName</text:span><text:span text:style-name="T1">&lt;&lt;</text:span><text:span text:style-name="T19">endl</text:span><text:span text:style-name="T1">;</text:span></text:p>
      <text:p text:style-name="P25">}</text:p>
      <text:p text:style-name="P25"/>
      <text:p text:style-name="P30">//Prints that media is pausing.</text:p>
      <text:p text:style-name="P25"><text:span text:style-name="T14">void</text:span> <text:span text:style-name="T19">Player</text:span>::Pause()</text:p>
      <text:p text:style-name="P25">{</text:p>
      <text:p text:style-name="P33"><text:span text:style-name="T1"><text:s text:c="4"/></text:span><text:span text:style-name="T19">cout</text:span><text:span text:style-name="T1">&lt;&lt;</text:span>"Player:\tPausing the media "<text:span text:style-name="T1">&lt;&lt;</text:span><text:span text:style-name="T19">mediaName</text:span><text:span text:style-name="T1">&lt;&lt;</text:span><text:span text:style-name="T19">endl</text:span><text:span text:style-name="T1">;</text:span></text:p>
      <text:p text:style-name="P25">}</text:p>
      <text:p text:style-name="P25"/>
      <text:p text:style-name="P30">//Prints that media is stopping.</text:p>
      <text:p text:style-name="P25"><text:span text:style-name="T14">void</text:span> <text:span text:style-name="T19">Player</text:span>::Stop()</text:p>
      <text:p text:style-name="P25">{</text:p>
      <text:p text:style-name="P33"><text:span text:style-name="T1"><text:s text:c="4"/></text:span><text:span text:style-name="T19">cout</text:span><text:span text:style-name="T1">&lt;&lt;</text:span>"Player:\tStopping the media "<text:span text:style-name="T1">&lt;&lt;</text:span><text:span text:style-name="T19">mediaName</text:span><text:span text:style-name="T1">&lt;&lt;</text:span><text:span text:style-name="T19">endl</text:span><text:span text:style-name="T1">;</text:span></text:p>
      <text:p text:style-name="P25">}</text:p>
      <text:p text:style-name="P25"/>
      <text:p text:style-name="P30">//Prints that player is closed.</text:p>
      <text:p text:style-name="P25"><text:span text:style-name="T14">void</text:span> <text:span text:style-name="T19">Player</text:span>::Close()</text:p>
      <text:p text:style-name="P25">{</text:p>
      <text:p text:style-name="P33"><text:span text:style-name="T1"><text:s text:c="4"/></text:span><text:span text:style-name="T19">cout</text:span><text:span text:style-name="T1">&lt;&lt;</text:span>"Player:\tClosed..."<text:span text:style-name="T1">&lt;&lt;</text:span><text:span text:style-name="T19">endl</text:span><text:span text:style-name="T1">;</text:span></text:p>
      <text:p text:style-name="P25">}</text:p>
      <text:p text:style-name="P25"/>
      <text:p text:style-name="P30">//Destructor Function of Player Class.</text:p>
      <text:p text:style-name="P25"><text:span text:style-name="T19">Player</text:span>::~Player()</text:p>
      <text:p text:style-name="P25">{</text:p>
      <text:p text:style-name="P25"><text:s text:c="4"/></text:p>
      <text:p text:style-name="P25">}</text:p>
      <text:p text:style-name="P25"/>
      <text:p text:style-name="P28">/*****************************************</text:p>
      <text:p text:style-name="P28"><text:s/>* MusicPlayer.h <text:s text:c="24"/>*</text:p>
      <text:p text:style-name="P28"><text:s/>*****************************************</text:p>
      <text:p text:style-name="P28"><text:s/>* IDE : Xcode <text:s text:c="26"/>*</text:p>
      <text:p text:style-name="P28"><text:s/>* Author : Şafak AKINCI <text:s text:c="16"/>*</text:p>
      <text:p text:style-name="P28"><text:s/>* Experiment 8: Polymorphism <text:s text:c="11"/>*</text:p>
      <text:p text:style-name="P28"><text:soft-page-break/><text:s/>*****************************************/</text:p>
      <text:p text:style-name="P25"/>
      <text:p text:style-name="P31">#ifndef MusicPlayer_h</text:p>
      <text:p text:style-name="P31">#define MusicPlayer_h</text:p>
      <text:p text:style-name="P25"/>
      <text:p text:style-name="P30"><text:span text:style-name="T14">#include </text:span><text:span text:style-name="T18">"Player.h"</text:span><text:span text:style-name="T14"> <text:s text:c="4"/></text:span>//To derive MusicPlayer Class from Player Class.</text:p>
      <text:p text:style-name="P25"/>
      <text:p text:style-name="P30">//MusicPlayer Class is derived from Player Class.</text:p>
      <text:p text:style-name="P25"><text:span text:style-name="T14">class</text:span> MusicPlayer:<text:span text:style-name="T14">public</text:span> <text:span text:style-name="T19">Player</text:span></text:p>
      <text:p text:style-name="P25">{</text:p>
      <text:p text:style-name="P30">//Protected variables can be accessed out of the class.</text:p>
      <text:p text:style-name="P31">protected<text:span text:style-name="T1">:</text:span></text:p>
      <text:p text:style-name="P25"><text:s text:c="4"/><text:span text:style-name="T19">string</text:span>* supportedFormats;</text:p>
      <text:p text:style-name="P25"><text:s text:c="4"/><text:span text:style-name="T14">int</text:span> supportedFormatCount;</text:p>
      <text:p text:style-name="P25"><text:s text:c="4"/></text:p>
      <text:p text:style-name="P30">//Public variables can be accessed out of the class.</text:p>
      <text:p text:style-name="P31">public<text:span text:style-name="T1">:</text:span></text:p>
      <text:p text:style-name="P30"><text:span text:style-name="T1"><text:s text:c="4"/></text:span>//Constructor Function of MusicPlayer Class.</text:p>
      <text:p text:style-name="P25"><text:s text:c="4"/>MusicPlayer(<text:span text:style-name="T14">int</text:span> maxVolumeLevel, <text:span text:style-name="T19">string</text:span> supportedFormats[], <text:span text:style-name="T14">int</text:span> supportedFormatCount);</text:p>
      <text:p text:style-name="P25"><text:s text:c="4"/></text:p>
      <text:p text:style-name="P30"><text:span text:style-name="T1"><text:s text:c="4"/></text:span>//Destructor Function of MusicPlayer Class.</text:p>
      <text:p text:style-name="P30"><text:span text:style-name="T1"><text:s text:c="4"/></text:span>//Virtual destructors ensure that all appropriate destructors run on an object.</text:p>
      <text:p text:style-name="P25"><text:s text:c="4"/><text:span text:style-name="T14">virtual</text:span> ~MusicPlayer();</text:p>
      <text:p text:style-name="P25"><text:s text:c="4"/></text:p>
      <text:p text:style-name="P25"><text:s text:c="4"/></text:p>
      <text:p text:style-name="P28">/***Those are PURE virtual functions in PLAYER CLASS.***/</text:p>
      <text:p text:style-name="P25"><text:s text:c="4"/></text:p>
      <text:p text:style-name="P30"><text:span text:style-name="T1"><text:s text:c="4"/></text:span>//Prints that Music Player does not support the forward operation.</text:p>
      <text:p text:style-name="P25"><text:s text:c="4"/><text:span text:style-name="T14">void</text:span> Forward();</text:p>
      <text:p text:style-name="P25"><text:s text:c="4"/></text:p>
      <text:p text:style-name="P30"><text:span text:style-name="T1"><text:s text:c="4"/></text:span>//Prints that Music Player does not support the backward operation.</text:p>
      <text:p text:style-name="P25"><text:s text:c="4"/><text:span text:style-name="T14">void</text:span> BackWard();</text:p>
      <text:p text:style-name="P25"><text:s text:c="4"/></text:p>
      <text:p text:style-name="P30"><text:span text:style-name="T1"><text:s text:c="4"/></text:span>//Prints that media is ejecting.</text:p>
      <text:p text:style-name="P25"><text:s text:c="4"/><text:span text:style-name="T14">void</text:span> EjectMedia();</text:p>
      <text:p text:style-name="P25"><text:s text:c="4"/></text:p>
      <text:p text:style-name="P30"><text:span text:style-name="T1"><text:s text:c="4"/></text:span>//Prints that Music Player supports the given mediaName and initialize mediaName which is the protected member of Player Class.</text:p>
      <text:p text:style-name="P25"><text:s text:c="4"/><text:span text:style-name="T14">void</text:span> MounthMedia(<text:span text:style-name="T14">const</text:span> <text:span text:style-name="T19">string</text:span>&amp; mediaName);</text:p>
      <text:p text:style-name="P25">};</text:p>
      <text:p text:style-name="P25"/>
      <text:p text:style-name="P25"/>
      <text:p text:style-name="P30"><text:span text:style-name="T14">#endif </text:span>/* MusicPlayer_h */</text:p>
      <text:p text:style-name="P31"/>
      <text:p text:style-name="P28">/*****************************************</text:p>
      <text:p text:style-name="P28"><text:s/>* MusicPlayer.cpp <text:s text:c="22"/>*</text:p>
      <text:p text:style-name="P28"><text:s/>*****************************************</text:p>
      <text:p text:style-name="P28"><text:soft-page-break/><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MusicPlayer.h"</text:span><text:span text:style-name="T14"> <text:s text:c="7"/></text:span>//To know function prototypes of MusicPlayer.h</text:p>
      <text:p text:style-name="P25"/>
      <text:p text:style-name="P30">//Constructor Function of MusicPlayer Class.</text:p>
      <text:p text:style-name="P30">//MusicPlayer Class is derived from Player Class, so this constructor function has to call the constructor of Player Class.</text:p>
      <text:p text:style-name="P25"><text:span text:style-name="T19">MusicPlayer</text:span>::MusicPlayer(<text:span text:style-name="T14">int</text:span> maxVolumeLevel, <text:span text:style-name="T19">string</text:span> supportedFormats[], <text:span text:style-name="T14">int</text:span> supportedFormatCount):<text:span text:style-name="T19">Player</text:span>(maxVolumeLevel)</text:p>
      <text:p text:style-name="P25">{</text:p>
      <text:p text:style-name="P25"><text:s text:c="4"/>(*<text:span text:style-name="T14">this</text:span>).<text:span text:style-name="T19">supportedFormats</text:span> = supportedFormats;</text:p>
      <text:p text:style-name="P25"><text:s text:c="4"/>(*<text:span text:style-name="T14">this</text:span>).<text:span text:style-name="T19">supportedFormatCount</text:span> = supportedFormatCount;</text:p>
      <text:p text:style-name="P25">}</text:p>
      <text:p text:style-name="P25"/>
      <text:p text:style-name="P30">//Prints that Music Player does not support the forward operation.</text:p>
      <text:p text:style-name="P25"><text:span text:style-name="T14">void</text:span> <text:span text:style-name="T19">MusicPlayer</text:span>::Forward()</text:p>
      <text:p text:style-name="P25">{</text:p>
      <text:p text:style-name="P33"><text:span text:style-name="T1"><text:s text:c="4"/></text:span><text:span text:style-name="T19">cout</text:span><text:span text:style-name="T1">&lt;&lt;</text:span>"Music Player:\tDoes not support the forward operation."<text:span text:style-name="T1">&lt;&lt;</text:span><text:span text:style-name="T19">endl</text:span><text:span text:style-name="T1">;</text:span></text:p>
      <text:p text:style-name="P25">}</text:p>
      <text:p text:style-name="P25"/>
      <text:p text:style-name="P30">//Prints that Music Player does not support the backward operation.</text:p>
      <text:p text:style-name="P25"><text:span text:style-name="T14">void</text:span> <text:span text:style-name="T19">MusicPlayer</text:span>::BackWard()</text:p>
      <text:p text:style-name="P25">{</text:p>
      <text:p text:style-name="P33"><text:span text:style-name="T1"><text:s text:c="4"/></text:span><text:span text:style-name="T19">cout</text:span><text:span text:style-name="T1">&lt;&lt;</text:span>"Music Player:\tDoes not support the backward operation."<text:span text:style-name="T1">&lt;&lt;</text:span><text:span text:style-name="T19">endl</text:span><text:span text:style-name="T1">;</text:span></text:p>
      <text:p text:style-name="P25">}</text:p>
      <text:p text:style-name="P25"/>
      <text:p text:style-name="P30">//Prints that media is ejecting.</text:p>
      <text:p text:style-name="P25"><text:span text:style-name="T14">void</text:span> <text:span text:style-name="T19">MusicPlayer</text:span>::EjectMedia()</text:p>
      <text:p text:style-name="P25">{</text:p>
      <text:p text:style-name="P33"><text:span text:style-name="T1"><text:s text:c="4"/></text:span><text:span text:style-name="T19">cout</text:span><text:span text:style-name="T1">&lt;&lt;</text:span>"Music Player:\tEjecting the media : "<text:span text:style-name="T1">&lt;&lt;</text:span><text:span text:style-name="T19">mediaName</text:span><text:span text:style-name="T1">&lt;&lt;</text:span><text:span text:style-name="T19">endl</text:span><text:span text:style-name="T1">;</text:span></text:p>
      <text:p text:style-name="P25">}</text:p>
      <text:p text:style-name="P25"/>
      <text:p text:style-name="P30">//Prints that Music Player supports the given mediaName and initialize mediaName which is the protected member of Player Class.</text:p>
      <text:p text:style-name="P25"><text:span text:style-name="T14">void</text:span> <text:span text:style-name="T19">MusicPlayer</text:span>::MounthMedia(<text:span text:style-name="T14">const</text:span> <text:span text:style-name="T19">string</text:span> &amp;mediaName)</text:p>
      <text:p text:style-name="P25">{</text:p>
      <text:p text:style-name="P25"><text:s text:c="4"/>(*<text:span text:style-name="T14">this</text:span>).<text:span text:style-name="T19">mediaName</text:span> = mediaName;</text:p>
      <text:p text:style-name="P33"><text:span text:style-name="T1"><text:s text:c="4"/></text:span><text:span text:style-name="T19">cout</text:span><text:span text:style-name="T1">&lt;&lt;</text:span>"Music Player:\tTrying to mount the media..."<text:span text:style-name="T1">&lt;&lt;endl;</text:span></text:p>
      <text:p text:style-name="P33"><text:span text:style-name="T1"><text:s text:c="4"/>cout&lt;&lt;</text:span>"Music Player:\tMedia is supported and playable..."<text:span text:style-name="T1">&lt;&lt;endl;</text:span></text:p>
      <text:p text:style-name="P25">}</text:p>
      <text:p text:style-name="P25"/>
      <text:p text:style-name="P30">//Destructor Function of MusicPlayer Class.</text:p>
      <text:p text:style-name="P25"><text:span text:style-name="T19">MusicPlayer</text:span>::~MusicPlayer()</text:p>
      <text:p text:style-name="P25">{</text:p>
      <text:p text:style-name="P25"><text:soft-page-break/><text:s text:c="4"/></text:p>
      <text:p text:style-name="P25">}</text:p>
      <text:p text:style-name="P28">/*****************************************</text:p>
      <text:p text:style-name="P28"><text:s/>* VideoPlayer.h <text:s text:c="24"/>*</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31">#ifndef VideoPlayer_h</text:p>
      <text:p text:style-name="P31">#define VideoPlayer_h</text:p>
      <text:p text:style-name="P25"/>
      <text:p text:style-name="P30"><text:span text:style-name="T14">#include </text:span><text:span text:style-name="T18">"Player.h"</text:span><text:span text:style-name="T14"> <text:s text:c="8"/></text:span>//To derive VideoPlayer Class from Player Class.</text:p>
      <text:p text:style-name="P25"/>
      <text:p text:style-name="P30">//VideoPlayer Class is derived from Player Class.</text:p>
      <text:p text:style-name="P25"><text:span text:style-name="T14">class</text:span> VideoPlayer:<text:span text:style-name="T14">public</text:span> <text:span text:style-name="T19">Player</text:span></text:p>
      <text:p text:style-name="P25">{</text:p>
      <text:p text:style-name="P30">//Public variables can be accessed out of the class.</text:p>
      <text:p text:style-name="P31">public<text:span text:style-name="T1">:</text:span></text:p>
      <text:p text:style-name="P25"><text:s text:c="4"/><text:span text:style-name="T14">int</text:span> supportedFormatCount;</text:p>
      <text:p text:style-name="P25"><text:s text:c="4"/><text:span text:style-name="T19">string</text:span>* supportedFormats;</text:p>
      <text:p text:style-name="P25"><text:s text:c="4"/></text:p>
      <text:p text:style-name="P28">/***Those are PURE virtual functions in PLAYER CLASS.***/</text:p>
      <text:p text:style-name="P25"><text:s text:c="4"/></text:p>
      <text:p text:style-name="P30"><text:span text:style-name="T1"><text:s text:c="4"/></text:span>//Prints that Video Player does not support the forward operation.</text:p>
      <text:p text:style-name="P25"><text:s text:c="4"/><text:span text:style-name="T14">void</text:span> Forward();</text:p>
      <text:p text:style-name="P25"><text:s text:c="4"/></text:p>
      <text:p text:style-name="P30"><text:span text:style-name="T1"><text:s text:c="4"/></text:span>//Prints that Video Player does not support the backward operation.</text:p>
      <text:p text:style-name="P25"><text:s text:c="4"/><text:span text:style-name="T14">void</text:span> BackWard();</text:p>
      <text:p text:style-name="P25"><text:s text:c="4"/></text:p>
      <text:p text:style-name="P30"><text:span text:style-name="T1"><text:s text:c="4"/></text:span>//Prints that media is ejecting.</text:p>
      <text:p text:style-name="P25"><text:s text:c="4"/><text:span text:style-name="T14">void</text:span> EjectMedia();</text:p>
      <text:p text:style-name="P25"><text:s text:c="4"/></text:p>
      <text:p text:style-name="P30"><text:span text:style-name="T1"><text:s text:c="4"/></text:span>//Prints that Video Player supports the given mediaName and initialize mediaName which is the protected member of Player Class.</text:p>
      <text:p text:style-name="P25"><text:s text:c="4"/><text:span text:style-name="T14">void</text:span> MounthMedia(<text:span text:style-name="T14">const</text:span> <text:span text:style-name="T19">string</text:span>&amp; mediaName);</text:p>
      <text:p text:style-name="P25"><text:s text:c="4"/></text:p>
      <text:p text:style-name="P30"><text:span text:style-name="T1"><text:s text:c="4"/></text:span>//Constructor Function of VideoPlayer Class.</text:p>
      <text:p text:style-name="P25"><text:s text:c="4"/>VideoPlayer(<text:span text:style-name="T14">int</text:span> maxVolumeLevel, <text:span text:style-name="T19">string</text:span> supportedFormats[], <text:span text:style-name="T14">int</text:span> supportedFormatCount);</text:p>
      <text:p text:style-name="P25"><text:s text:c="4"/></text:p>
      <text:p text:style-name="P30"><text:span text:style-name="T1"><text:s text:c="4"/></text:span>//Deconstructor Function of VideoPlayer Class.</text:p>
      <text:p text:style-name="P30"><text:span text:style-name="T1"><text:s text:c="4"/></text:span>//Virtual destructors ensure that all appropriate destructors run on an object.</text:p>
      <text:p text:style-name="P25"><text:s text:c="4"/><text:span text:style-name="T14">virtual</text:span> ~VideoPlayer();</text:p>
      <text:p text:style-name="P25">};</text:p>
      <text:p text:style-name="P25"/>
      <text:p text:style-name="P30"><text:span text:style-name="T14">#endif </text:span>/* VideoPlayer_h */</text:p>
      <text:p text:style-name="P31"/>
      <text:p text:style-name="P28"><text:soft-page-break/>/*****************************************</text:p>
      <text:p text:style-name="P28"><text:s/>* VideoPlayer.cpp <text:s text:c="22"/>*</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VideoPlayer.h"</text:span><text:span text:style-name="T14"> <text:s text:c="7"/></text:span>//To know function prototypes of VideoPlayer Class.</text:p>
      <text:p text:style-name="P25"/>
      <text:p text:style-name="P30">//Constructor Function of VideoPlayer Class.</text:p>
      <text:p text:style-name="P30">//VideoPlayer Class is derived from Player Class, so this constructor function has to call the constructor of Player Class.</text:p>
      <text:p text:style-name="P25"><text:span text:style-name="T19">VideoPlayer</text:span>::VideoPlayer(<text:span text:style-name="T14">int</text:span> maxVolumeLevel, <text:span text:style-name="T19">string</text:span> supportedFormats[], <text:span text:style-name="T14">int</text:span> supportedFormatCount):<text:span text:style-name="T19">Player</text:span>(maxVolumeLevel)</text:p>
      <text:p text:style-name="P25">{</text:p>
      <text:p text:style-name="P25"><text:s text:c="4"/>(*<text:span text:style-name="T14">this</text:span>).<text:span text:style-name="T19">supportedFormatCount</text:span> = supportedFormatCount;</text:p>
      <text:p text:style-name="P25"><text:s text:c="4"/>(*<text:span text:style-name="T14">this</text:span>).<text:span text:style-name="T19">supportedFormats</text:span> = supportedFormats;</text:p>
      <text:p text:style-name="P25">}</text:p>
      <text:p text:style-name="P25"/>
      <text:p text:style-name="P25"/>
      <text:p text:style-name="P30">//Prints that Video Player does not support the forward operation.</text:p>
      <text:p text:style-name="P25"><text:span text:style-name="T14">void</text:span> <text:span text:style-name="T19">VideoPlayer</text:span>::Forward()</text:p>
      <text:p text:style-name="P25">{</text:p>
      <text:p text:style-name="P33"><text:span text:style-name="T1"><text:s text:c="4"/></text:span><text:span text:style-name="T19">cout</text:span><text:span text:style-name="T1">&lt;&lt;</text:span>"Video Player:\tDoes not support the forward operation."<text:span text:style-name="T1">&lt;&lt;</text:span><text:span text:style-name="T19">endl</text:span><text:span text:style-name="T1">;</text:span></text:p>
      <text:p text:style-name="P25">}</text:p>
      <text:p text:style-name="P25"/>
      <text:p text:style-name="P30">//Prints that Video Player does not support the backward operation.</text:p>
      <text:p text:style-name="P25"><text:span text:style-name="T14">void</text:span> <text:span text:style-name="T19">VideoPlayer</text:span>::BackWard()</text:p>
      <text:p text:style-name="P25">{</text:p>
      <text:p text:style-name="P33"><text:span text:style-name="T1"><text:s text:c="4"/></text:span><text:span text:style-name="T19">cout</text:span><text:span text:style-name="T1">&lt;&lt;</text:span>"Video Player:\tDoes not support the backward operation."<text:span text:style-name="T1">&lt;&lt;</text:span><text:span text:style-name="T19">endl</text:span><text:span text:style-name="T1">;</text:span></text:p>
      <text:p text:style-name="P25">}</text:p>
      <text:p text:style-name="P25"/>
      <text:p text:style-name="P30">//Prints that media is ejecting.</text:p>
      <text:p text:style-name="P25"><text:span text:style-name="T14">void</text:span> <text:span text:style-name="T19">VideoPlayer</text:span>::EjectMedia()</text:p>
      <text:p text:style-name="P25">{</text:p>
      <text:p text:style-name="P33"><text:span text:style-name="T1"><text:s text:c="4"/></text:span><text:span text:style-name="T19">cout</text:span><text:span text:style-name="T1">&lt;&lt;</text:span>"Video Player:\tEjecting the media : "<text:span text:style-name="T1">&lt;&lt;</text:span><text:span text:style-name="T19">mediaName</text:span><text:span text:style-name="T1">&lt;&lt;</text:span><text:span text:style-name="T19">endl</text:span><text:span text:style-name="T1">;</text:span></text:p>
      <text:p text:style-name="P25">}</text:p>
      <text:p text:style-name="P25"/>
      <text:p text:style-name="P25"/>
      <text:p text:style-name="P30">//Prints that Video Player supports the given mediaName and initialize mediaName which is the protected member of Player Class.</text:p>
      <text:p text:style-name="P25"><text:span text:style-name="T14">void</text:span> <text:span text:style-name="T19">VideoPlayer</text:span>::MounthMedia(<text:span text:style-name="T14">const</text:span> <text:span text:style-name="T19">string</text:span>&amp; mediaName)</text:p>
      <text:p text:style-name="P25">{</text:p>
      <text:p text:style-name="P25"><text:s text:c="4"/>(*<text:span text:style-name="T14">this</text:span>).mediaName = mediaName;</text:p>
      <text:p text:style-name="P33"><text:span text:style-name="T1"><text:s text:c="4"/>cout&lt;&lt;</text:span>"Video Player:\tTrying to mount the media..."<text:span text:style-name="T1">&lt;&lt;endl;</text:span></text:p>
      <text:p text:style-name="P33"><text:span text:style-name="T1"><text:s text:c="4"/>cout&lt;&lt;</text:span>"Video Player:\tMedia is supported and playable..."<text:span text:style-name="T1">&lt;&lt;endl;</text:span></text:p>
      <text:p text:style-name="P25"><text:soft-page-break/>}</text:p>
      <text:p text:style-name="P25"/>
      <text:p text:style-name="P30">//Deconstructor Function of VideoPlayer Class.</text:p>
      <text:p text:style-name="P25"><text:span text:style-name="T19">VideoPlayer</text:span>::~VideoPlayer()</text:p>
      <text:p text:style-name="P25">{</text:p>
      <text:p text:style-name="P25"><text:s text:c="4"/></text:p>
      <text:p text:style-name="P25">}</text:p>
      <text:p text:style-name="P25"/>
      <text:p text:style-name="P28">/*****************************************</text:p>
      <text:p text:style-name="P28"><text:s/>* Walkman.h <text:s text:c="28"/>*</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31">#ifndef Walkman_h</text:p>
      <text:p text:style-name="P31">#define Walkman_h</text:p>
      <text:p text:style-name="P25"/>
      <text:p text:style-name="P30"><text:span text:style-name="T14">#include </text:span><text:span text:style-name="T18">"MusicPlayer.h"</text:span><text:span text:style-name="T14"> <text:s text:c="7"/></text:span>//To derive Walkman Class from MusicPlayer Class.</text:p>
      <text:p text:style-name="P25"/>
      <text:p text:style-name="P30">//Walkman Class is derived from MusicPlayer Class.</text:p>
      <text:p text:style-name="P30">//It inherits the members of MusicPlayer Class.</text:p>
      <text:p text:style-name="P31">class<text:span text:style-name="T1"> Walkman:</text:span>public<text:span text:style-name="T1"> </text:span><text:span text:style-name="T19">MusicPlayer</text:span></text:p>
      <text:p text:style-name="P25">{</text:p>
      <text:p text:style-name="P25"/>
      <text:p text:style-name="P30">//Public variables can be accessed out of the class.</text:p>
      <text:p text:style-name="P31">public<text:span text:style-name="T1">:</text:span></text:p>
      <text:p text:style-name="P30"><text:span text:style-name="T1"><text:s text:c="4"/></text:span>//Constructor Function of Walkman Class.</text:p>
      <text:p text:style-name="P25"><text:s text:c="4"/>Walkman(<text:span text:style-name="T14">int</text:span> maxVolumeLevel, <text:span text:style-name="T19">string</text:span> supportedFormats[], <text:span text:style-name="T14">int</text:span> supportedFormatCount);</text:p>
      <text:p text:style-name="P25"><text:s text:c="4"/></text:p>
      <text:p text:style-name="P30"><text:span text:style-name="T1"><text:s text:c="4"/></text:span>//Destructor Function of Walkman Class.</text:p>
      <text:p text:style-name="P25"><text:s text:c="4"/>~Walkman();</text:p>
      <text:p text:style-name="P25"><text:s text:c="4"/></text:p>
      <text:p text:style-name="P30"><text:span text:style-name="T1"><text:s text:c="4"/></text:span>//Prints that closing the carriage.</text:p>
      <text:p text:style-name="P25"><text:s text:c="4"/><text:span text:style-name="T14">void</text:span> EjectMedia();</text:p>
      <text:p text:style-name="P25"><text:s text:c="4"/></text:p>
      <text:p text:style-name="P25">};</text:p>
      <text:p text:style-name="P25"/>
      <text:p text:style-name="P30"><text:span text:style-name="T14">#endif </text:span>/* Walkman_h */</text:p>
      <text:p text:style-name="P31"/>
      <text:p text:style-name="P28">/*****************************************</text:p>
      <text:p text:style-name="P28"><text:s/>* Walkman.cpp <text:s text:c="26"/>*</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text:soft-page-break/></text:p>
      <text:p text:style-name="P30"><text:span text:style-name="T14">#include </text:span><text:span text:style-name="T18">"Walkman.h"</text:span><text:span text:style-name="T14"> <text:s text:c="7"/></text:span>//To know function prototypes of Walkman Class.</text:p>
      <text:p text:style-name="P25"/>
      <text:p text:style-name="P30">//Constructor Function of Walkman Class.</text:p>
      <text:p text:style-name="P30">//Walkman Class is derived from MusicPlayer Class, so this constructor function has to call the constructor of MusicPlayer Class.</text:p>
      <text:p text:style-name="P25">Walkman::Walkman(<text:span text:style-name="T14">int</text:span> maxVolumeLevel, string supportedFormats[], <text:span text:style-name="T14">int</text:span> supportedFormatCount):MusicPlayer(maxVolumeLevel,supportedFormats,supportedFormatCount)</text:p>
      <text:p text:style-name="P25">{</text:p>
      <text:p text:style-name="P25"><text:s text:c="4"/></text:p>
      <text:p text:style-name="P25">}</text:p>
      <text:p text:style-name="P25"/>
      <text:p text:style-name="P30">//Destructor Function of Walkman Class.</text:p>
      <text:p text:style-name="P25">Walkman::~Walkman()</text:p>
      <text:p text:style-name="P25">{</text:p>
      <text:p text:style-name="P25"><text:s text:c="4"/></text:p>
      <text:p text:style-name="P25">}</text:p>
      <text:p text:style-name="P25"/>
      <text:p text:style-name="P30">//Prints that closing the carriage.</text:p>
      <text:p text:style-name="P25"><text:span text:style-name="T14">void</text:span> Walkman::EjectMedia()</text:p>
      <text:p text:style-name="P25">{</text:p>
      <text:p text:style-name="P25"><text:s text:c="4"/>MusicPlayer::EjectMedia();</text:p>
      <text:p text:style-name="P33"><text:span text:style-name="T1"><text:s text:c="4"/>cout&lt;&lt;</text:span>"Walkman:\tClosing the carriage"<text:span text:style-name="T1">&lt;&lt;endl;</text:span></text:p>
      <text:p text:style-name="P25">}</text:p>
      <text:p text:style-name="P25"/>
      <text:p text:style-name="P28">/*****************************************</text:p>
      <text:p text:style-name="P28"><text:s/>* Ipod.h <text:s text:c="31"/>*</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IPod_h</text:p>
      <text:p text:style-name="P31">#define IPod_h</text:p>
      <text:p text:style-name="P25"/>
      <text:p text:style-name="P30"><text:span text:style-name="T14">#include </text:span><text:span text:style-name="T18">"MusicPlayer.h"</text:span><text:span text:style-name="T14"> <text:s text:c="11"/></text:span>//To derive IPod Class from MusicPlayer Class.</text:p>
      <text:p text:style-name="P25"/>
      <text:p text:style-name="P30">//IPod Class is derived from MusicPlayer Class.</text:p>
      <text:p text:style-name="P31">class<text:span text:style-name="T1"> IPod:</text:span>public<text:span text:style-name="T1"> </text:span><text:span text:style-name="T19">MusicPlayer</text:span></text:p>
      <text:p text:style-name="P25">{</text:p>
      <text:p text:style-name="P25"/>
      <text:p text:style-name="P30">//Public variables can be accessed out of the class.</text:p>
      <text:p text:style-name="P31">public<text:span text:style-name="T1">:</text:span></text:p>
      <text:p text:style-name="P30"><text:span text:style-name="T1"><text:s text:c="4"/></text:span>//Constructor Function of IPod Class.</text:p>
      <text:p text:style-name="P25"><text:s text:c="4"/>IPod(<text:span text:style-name="T14">int</text:span> maxVolumeLevel, <text:span text:style-name="T19">string</text:span> supportedFormats[], <text:span text:style-name="T14">int</text:span> supportedFormatCount);</text:p>
      <text:p text:style-name="P25"><text:s text:c="4"/></text:p>
      <text:p text:style-name="P30"><text:soft-page-break/><text:span text:style-name="T1"><text:s text:c="4"/></text:span>//Destructor Function of IPod Clas.</text:p>
      <text:p text:style-name="P25"><text:s text:c="4"/>~IPod();</text:p>
      <text:p text:style-name="P25"><text:s text:c="4"/></text:p>
      <text:p text:style-name="P30"><text:span text:style-name="T1"><text:s text:c="4"/></text:span>//Prints that music is forwarding.</text:p>
      <text:p text:style-name="P25"><text:s text:c="4"/><text:span text:style-name="T14">void</text:span> Forward();</text:p>
      <text:p text:style-name="P25"><text:s text:c="4"/></text:p>
      <text:p text:style-name="P30"><text:span text:style-name="T1"><text:s text:c="4"/></text:span>//Prints that music is backwarding.</text:p>
      <text:p text:style-name="P25"><text:s text:c="4"/><text:span text:style-name="T14">void</text:span> BackWard();</text:p>
      <text:p text:style-name="P25"><text:s text:c="4"/></text:p>
      <text:p text:style-name="P30"><text:span text:style-name="T1"><text:s text:c="4"/></text:span>//Prints that equalizer is adjusting.</text:p>
      <text:p text:style-name="P25"><text:s text:c="4"/><text:span text:style-name="T14">void</text:span> VolumeUp(<text:span text:style-name="T14">int</text:span> amount);</text:p>
      <text:p text:style-name="P25"><text:s text:c="4"/></text:p>
      <text:p text:style-name="P30"><text:span text:style-name="T1"><text:s text:c="4"/></text:span>//Prints that equalizer is adjusting.</text:p>
      <text:p text:style-name="P25"><text:s text:c="4"/><text:span text:style-name="T14">void</text:span> VolumeDown(<text:span text:style-name="T14">int</text:span> amount);</text:p>
      <text:p text:style-name="P25">};</text:p>
      <text:p text:style-name="P25"/>
      <text:p text:style-name="P25"/>
      <text:p text:style-name="P30"><text:span text:style-name="T14">#endif </text:span>/* IPod_h */</text:p>
      <text:p text:style-name="P31"/>
      <text:p text:style-name="P28">/*****************************************</text:p>
      <text:p text:style-name="P28"><text:s/>* Ipod.cpp <text:s text:c="29"/>*</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IPod.h"</text:span><text:span text:style-name="T14"> <text:s text:c="6"/></text:span>//To know function prototypes of IPod Class.</text:p>
      <text:p text:style-name="P25"/>
      <text:p text:style-name="P25"/>
      <text:p text:style-name="P30">//Constructor Function of IPod Class.</text:p>
      <text:p text:style-name="P30">//IPod Class is derived from MusicPlayer Class, so this constructor function has to call the constructor of MusicPlayer Class.</text:p>
      <text:p text:style-name="P25"><text:span text:style-name="T19">IPod</text:span>::IPod(<text:span text:style-name="T14">int</text:span> maxVolumeLevel, <text:span text:style-name="T19">string</text:span> supportedFormats[], <text:span text:style-name="T14">int</text:span> supportedFormatCount):<text:span text:style-name="T19">MusicPlayer</text:span>(maxVolumeLevel,supportedFormats,supportedFormatCount)</text:p>
      <text:p text:style-name="P25">{</text:p>
      <text:p text:style-name="P32"><text:span text:style-name="T1"><text:s text:c="4"/></text:span>volumeLevel<text:span text:style-name="T1"> = 50;</text:span></text:p>
      <text:p text:style-name="P25">}</text:p>
      <text:p text:style-name="P25"/>
      <text:p text:style-name="P30">//Destructor Function of IPod Clas.</text:p>
      <text:p text:style-name="P25"><text:span text:style-name="T19">IPod</text:span>::~IPod()</text:p>
      <text:p text:style-name="P25">{</text:p>
      <text:p text:style-name="P25"><text:s text:c="4"/></text:p>
      <text:p text:style-name="P25">}</text:p>
      <text:p text:style-name="P25"/>
      <text:p text:style-name="P30">//Prints that music is forwarding.</text:p>
      <text:p text:style-name="P25"><text:span text:style-name="T14">void</text:span> <text:span text:style-name="T19">IPod</text:span>::Forward()</text:p>
      <text:p text:style-name="P25"><text:soft-page-break/>{</text:p>
      <text:p text:style-name="P33"><text:span text:style-name="T1"><text:s text:c="4"/></text:span><text:span text:style-name="T19">cout</text:span><text:span text:style-name="T1">&lt;&lt;</text:span>"IPod:\tForward the music "<text:span text:style-name="T1">&lt;&lt;</text:span><text:span text:style-name="T19">mediaName</text:span><text:span text:style-name="T1">&lt;&lt;</text:span><text:span text:style-name="T19">endl</text:span><text:span text:style-name="T1">;</text:span></text:p>
      <text:p text:style-name="P25">}</text:p>
      <text:p text:style-name="P25"/>
      <text:p text:style-name="P30">//Prints that music is backwarding.</text:p>
      <text:p text:style-name="P25"><text:span text:style-name="T14">void</text:span> <text:span text:style-name="T19">IPod</text:span>::BackWard()</text:p>
      <text:p text:style-name="P25">{</text:p>
      <text:p text:style-name="P33"><text:span text:style-name="T1"><text:s text:c="4"/></text:span><text:span text:style-name="T19">cout</text:span><text:span text:style-name="T1">&lt;&lt;</text:span>"IPod:\tBackward the music "<text:span text:style-name="T1">&lt;&lt;</text:span><text:span text:style-name="T19">mediaName</text:span><text:span text:style-name="T1">&lt;&lt;</text:span><text:span text:style-name="T19">endl</text:span><text:span text:style-name="T1">;</text:span></text:p>
      <text:p text:style-name="P25">}</text:p>
      <text:p text:style-name="P25"/>
      <text:p text:style-name="P30">//Prints that equalizer is adjusting.</text:p>
      <text:p text:style-name="P25"><text:span text:style-name="T14">void</text:span> <text:span text:style-name="T19">IPod</text:span>::VolumeUp(<text:span text:style-name="T14">int</text:span> amount)</text:p>
      <text:p text:style-name="P25">{</text:p>
      <text:p text:style-name="P25"><text:s text:c="4"/><text:span text:style-name="T19">Player</text:span>::<text:span text:style-name="T19">VolumeUp</text:span>(amount);</text:p>
      <text:p text:style-name="P33"><text:span text:style-name="T1"><text:s text:c="4"/></text:span><text:span text:style-name="T19">cout</text:span><text:span text:style-name="T1">&lt;&lt;</text:span>"IPod:\tAdjusting the equalizer"<text:span text:style-name="T1">&lt;&lt;</text:span><text:span text:style-name="T19">endl</text:span><text:span text:style-name="T1">;</text:span></text:p>
      <text:p text:style-name="P25">}</text:p>
      <text:p text:style-name="P25"/>
      <text:p text:style-name="P30">//Prints that equalizer is adjusting.</text:p>
      <text:p text:style-name="P25"><text:span text:style-name="T14">void</text:span> <text:span text:style-name="T19">IPod</text:span>::VolumeDown(<text:span text:style-name="T14">int</text:span> amount)</text:p>
      <text:p text:style-name="P25">{</text:p>
      <text:p text:style-name="P32"><text:span text:style-name="T1"><text:s text:c="4"/></text:span>Player<text:span text:style-name="T1">::</text:span>VolumeDown<text:span text:style-name="T1">(amount);</text:span></text:p>
      <text:p text:style-name="P33"><text:span text:style-name="T1"><text:s text:c="4"/></text:span><text:span text:style-name="T19">cout</text:span><text:span text:style-name="T1">&lt;&lt;</text:span>"IPod:\tAdjusting the equalizer"<text:span text:style-name="T1">&lt;&lt;</text:span><text:span text:style-name="T19">endl</text:span><text:span text:style-name="T1">;</text:span></text:p>
      <text:p text:style-name="P25">}</text:p>
      <text:p text:style-name="P25"/>
      <text:p text:style-name="P28">/*****************************************</text:p>
      <text:p text:style-name="P28"><text:s/>* VLCVideoPlayer.h <text:s text:c="21"/>*</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31">#ifndef VLCVideoPlayer_h</text:p>
      <text:p text:style-name="P31">#define VLCVideoPlayer_h</text:p>
      <text:p text:style-name="P25"/>
      <text:p text:style-name="P30"><text:span text:style-name="T14">#include </text:span><text:span text:style-name="T18">"VideoPlayer.h"</text:span><text:span text:style-name="T14"> <text:s text:c="7"/></text:span>//To derive VLCVideoPlayer Class from VideoPlayer Class.</text:p>
      <text:p text:style-name="P25"/>
      <text:p text:style-name="P30">//VLCVideoPlayer Class is derived from VideoPlayer Class.</text:p>
      <text:p text:style-name="P25"><text:span text:style-name="T14">class</text:span> VLCVideoPlayer:<text:span text:style-name="T14">public</text:span> <text:span text:style-name="T19">VideoPlayer</text:span></text:p>
      <text:p text:style-name="P25">{</text:p>
      <text:p text:style-name="P25"/>
      <text:p text:style-name="P30">//Public variables can be accessed out of the class.</text:p>
      <text:p text:style-name="P31">public<text:span text:style-name="T1">:</text:span></text:p>
      <text:p text:style-name="P25"><text:s text:c="4"/></text:p>
      <text:p text:style-name="P30"><text:span text:style-name="T1"><text:s text:c="4"/></text:span>//Constructor Function of VLCVideoPlayer Class.</text:p>
      <text:p text:style-name="P25"><text:s text:c="4"/>VLCVideoPlayer(<text:span text:style-name="T14">int</text:span> maxVolumeLevel, <text:span text:style-name="T19">string</text:span> supportedFormats[], <text:span text:style-name="T14">int</text:span> supportedFormatCount);</text:p>
      <text:p text:style-name="P25"><text:s text:c="4"/></text:p>
      <text:p text:style-name="P30"><text:span text:style-name="T1"><text:s text:c="4"/></text:span>//Prints that music is forwarding.</text:p>
      <text:p text:style-name="P25"><text:soft-page-break/><text:s text:c="4"/><text:span text:style-name="T14">void</text:span> Forward();</text:p>
      <text:p text:style-name="P25"><text:s text:c="4"/></text:p>
      <text:p text:style-name="P30"><text:span text:style-name="T1"><text:s text:c="4"/></text:span>//Prints that music is backwarding.</text:p>
      <text:p text:style-name="P25"><text:s text:c="4"/><text:span text:style-name="T14">void</text:span> BackWard();</text:p>
      <text:p text:style-name="P25"><text:s text:c="4"/></text:p>
      <text:p text:style-name="P30"><text:span text:style-name="T1"><text:s text:c="4"/></text:span>//Prints that equalizer is adjusting.</text:p>
      <text:p text:style-name="P25"><text:s text:c="4"/><text:span text:style-name="T14">void</text:span> VolumeDown(<text:span text:style-name="T14">int</text:span> amount);</text:p>
      <text:p text:style-name="P25"><text:s text:c="4"/></text:p>
      <text:p text:style-name="P30"><text:span text:style-name="T1"><text:s text:c="4"/></text:span>//Prints that equalizer is adjusting.</text:p>
      <text:p text:style-name="P25"><text:s text:c="4"/><text:span text:style-name="T14">void</text:span> VolumeUp (<text:span text:style-name="T14">int</text:span> amount);</text:p>
      <text:p text:style-name="P25"><text:s text:c="4"/></text:p>
      <text:p text:style-name="P30"><text:span text:style-name="T1"><text:s text:c="4"/></text:span>//Destructor Function of VLCVideoPlayer Class.</text:p>
      <text:p text:style-name="P25"><text:s text:c="4"/>~VLCVideoPlayer();</text:p>
      <text:p text:style-name="P25">};</text:p>
      <text:p text:style-name="P25"/>
      <text:p text:style-name="P30"><text:span text:style-name="T14">#endif </text:span>/* VLCVideoPlayer_h */</text:p>
      <text:p text:style-name="P31"/>
      <text:p text:style-name="P28">/*****************************************</text:p>
      <text:p text:style-name="P28"><text:s/>* VLCVideoPlayer.cpp <text:s text:c="19"/>*</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VLCVideoPlayer.h"</text:span><text:span text:style-name="T14"> <text:s text:c="8"/></text:span>//To know function prototypes of VLCVideoPlayer Class.</text:p>
      <text:p text:style-name="P25"/>
      <text:p text:style-name="P30">//Constructor Function of VLCVideoPlayer Class.</text:p>
      <text:p text:style-name="P30">//VLCVideoPlayer Class is derived from VideoPlayer Class, so this constructor function has to call the constructor of VideoPlayer Class.</text:p>
      <text:p text:style-name="P25"><text:span text:style-name="T19">VLCVideoPlayer</text:span>::VLCVideoPlayer(<text:span text:style-name="T14">int</text:span> maxVolumeLevel, <text:span text:style-name="T19">string</text:span> supportedFormats[], <text:span text:style-name="T14">int</text:span> supportedFormatCount):<text:span text:style-name="T19">VideoPlayer</text:span>(maxVolumeLevel,supportedFormats,supportedFormatCount)</text:p>
      <text:p text:style-name="P25">{</text:p>
      <text:p text:style-name="P32"><text:span text:style-name="T1"><text:s text:c="4"/></text:span>volumeLevel<text:span text:style-name="T1"> = 50;</text:span></text:p>
      <text:p text:style-name="P25">}</text:p>
      <text:p text:style-name="P25"/>
      <text:p text:style-name="P30">//Prints that music is forwarding.</text:p>
      <text:p text:style-name="P32"><text:span text:style-name="T14">void</text:span><text:span text:style-name="T1"> </text:span>VLCVideoPlayer<text:span text:style-name="T1">::Forward()</text:span></text:p>
      <text:p text:style-name="P25">{</text:p>
      <text:p text:style-name="P33"><text:span text:style-name="T1"><text:s text:c="4"/></text:span><text:span text:style-name="T19">cout</text:span><text:span text:style-name="T1">&lt;&lt;</text:span>"VLCVideoPlayer:\tForward the music"<text:span text:style-name="T1">&lt;&lt;</text:span><text:span text:style-name="T19">mediaName</text:span><text:span text:style-name="T1">&lt;&lt;</text:span><text:span text:style-name="T19">endl</text:span><text:span text:style-name="T1">;</text:span></text:p>
      <text:p text:style-name="P25">}</text:p>
      <text:p text:style-name="P25"/>
      <text:p text:style-name="P30">//Prints that music is backwarding.</text:p>
      <text:p text:style-name="P32"><text:span text:style-name="T14">void</text:span><text:span text:style-name="T1"> </text:span>VLCVideoPlayer<text:span text:style-name="T1">::BackWard()</text:span></text:p>
      <text:p text:style-name="P25">{</text:p>
      <text:p text:style-name="P33"><text:span text:style-name="T1"><text:s text:c="4"/></text:span><text:span text:style-name="T19">cout</text:span><text:span text:style-name="T1">&lt;&lt;</text:span>"VLCVideoPlayer:\tBackward the music"<text:span text:style-name="T1">&lt;&lt;</text:span><text:span text:style-name="T19">mediaName</text:span><text:span text:style-name="T1">&lt;&lt;</text:span><text:span text:style-name="T19">endl</text:span><text:span text:style-name="T1">;</text:span></text:p>
      <text:p text:style-name="P25">}</text:p>
      <text:p text:style-name="P25"><text:soft-page-break/></text:p>
      <text:p text:style-name="P30">//Prints that equalizer is adjusting.</text:p>
      <text:p text:style-name="P25"><text:span text:style-name="T14">void</text:span> <text:span text:style-name="T19">VLCVideoPlayer</text:span>::VolumeUp(<text:span text:style-name="T14">int</text:span> amount)</text:p>
      <text:p text:style-name="P25">{</text:p>
      <text:p text:style-name="P33"><text:span text:style-name="T1"><text:s text:c="4"/></text:span><text:span text:style-name="T19">cout</text:span><text:span text:style-name="T1">&lt;&lt;</text:span>"VLCVideoPlayer:\tAdjusting the equalizer..."<text:span text:style-name="T1">&lt;&lt;</text:span><text:span text:style-name="T19">endl</text:span><text:span text:style-name="T1">;</text:span></text:p>
      <text:p text:style-name="P25"><text:s text:c="4"/></text:p>
      <text:p text:style-name="P30"><text:span text:style-name="T1"><text:s text:c="4"/></text:span>//Given amount is added to the current volumeLevel.</text:p>
      <text:p text:style-name="P32"><text:span text:style-name="T1"><text:s text:c="4"/></text:span>VideoPlayer<text:span text:style-name="T1">::</text:span>VolumeUp<text:span text:style-name="T1">(amount);</text:span></text:p>
      <text:p text:style-name="P25">}</text:p>
      <text:p text:style-name="P25"/>
      <text:p text:style-name="P30">//Prints that equalizer is adjusting.</text:p>
      <text:p text:style-name="P25"><text:span text:style-name="T14">void</text:span> <text:span text:style-name="T19">VLCVideoPlayer</text:span>::VolumeDown(<text:span text:style-name="T14">int</text:span> amount)</text:p>
      <text:p text:style-name="P25">{</text:p>
      <text:p text:style-name="P33"><text:span text:style-name="T1"><text:s text:c="4"/></text:span><text:span text:style-name="T19">cout</text:span><text:span text:style-name="T1">&lt;&lt;</text:span>"VLCVideoPlayer:\tAdjusting the equalizer..."<text:span text:style-name="T1">&lt;&lt;</text:span><text:span text:style-name="T19">endl</text:span><text:span text:style-name="T1">;</text:span></text:p>
      <text:p text:style-name="P25"><text:s text:c="4"/></text:p>
      <text:p text:style-name="P30"><text:span text:style-name="T1"><text:s text:c="4"/></text:span>//Given amount is subtracted from the current volumeLevel.</text:p>
      <text:p text:style-name="P32"><text:span text:style-name="T1"><text:s text:c="4"/></text:span>VideoPlayer<text:span text:style-name="T1">::</text:span>VolumeDown<text:span text:style-name="T1">(amount);</text:span></text:p>
      <text:p text:style-name="P25">}</text:p>
      <text:p text:style-name="P25"/>
      <text:p text:style-name="P30">//Destructor Function of VLCVideoPlayer Class.</text:p>
      <text:p text:style-name="P25"><text:span text:style-name="T19">VLCVideoPlayer</text:span>::~VLCVideoPlayer()</text:p>
      <text:p text:style-name="P25">{</text:p>
      <text:p text:style-name="P25"><text:s text:c="4"/></text:p>
      <text:p text:style-name="P25">}</text:p>
      <text:p text:style-name="P25"/>
      <text:p text:style-name="P28">/*****************************************</text:p>
      <text:p text:style-name="P28"><text:s/>* BugiVideoPlayer.h <text:s text:c="20"/>*</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1">#ifndef BugiVideoPlayer_h</text:p>
      <text:p text:style-name="P31">#define BugiVideoPlayer_h</text:p>
      <text:p text:style-name="P25"/>
      <text:p text:style-name="P30"><text:span text:style-name="T14">#include </text:span><text:span text:style-name="T18">"VideoPlayer.h"</text:span><text:span text:style-name="T14"> <text:s text:c="7"/></text:span>//To derive BuigVideoPlayer Class from VideoPlayer Class.</text:p>
      <text:p text:style-name="P25"/>
      <text:p text:style-name="P30">//BugiVideoPlayer is derived from VideoPlayer Class.</text:p>
      <text:p text:style-name="P25"><text:span text:style-name="T14">class</text:span> BugiVideoPlayer:<text:span text:style-name="T14">public</text:span> <text:span text:style-name="T19">VideoPlayer</text:span></text:p>
      <text:p text:style-name="P25">{</text:p>
      <text:p text:style-name="P25"/>
      <text:p text:style-name="P30">//Public variables can be accessed out of the class.</text:p>
      <text:p text:style-name="P31">public<text:span text:style-name="T1">:</text:span></text:p>
      <text:p text:style-name="P25"><text:s text:c="4"/></text:p>
      <text:p text:style-name="P30"><text:span text:style-name="T1"><text:s text:c="4"/></text:span>//Constructor Function of BugiVideoPlayer Class.</text:p>
      <text:p text:style-name="P25"><text:s text:c="4"/>BugiVideoPlayer(<text:span text:style-name="T14">int</text:span> maxVolumeLevel, <text:span text:style-name="T19">string</text:span> supportedFormats[], <text:span text:style-name="T14">int</text:span> supportedFormatCount);</text:p>
      <text:p text:style-name="P25"><text:soft-page-break/><text:s text:c="4"/></text:p>
      <text:p text:style-name="P30"><text:span text:style-name="T1"><text:s text:c="4"/></text:span>//Destructor Function of BugiVideoPlayer Class.</text:p>
      <text:p text:style-name="P25"><text:s text:c="4"/>~BugiVideoPlayer();</text:p>
      <text:p text:style-name="P25"><text:s text:c="4"/></text:p>
      <text:p text:style-name="P30"><text:span text:style-name="T1"><text:s text:c="4"/></text:span>//Prints that media player crushed!</text:p>
      <text:p text:style-name="P25"><text:s text:c="4"/><text:span text:style-name="T14">void</text:span> EjectMedia();</text:p>
      <text:p text:style-name="P25"><text:s text:c="4"/></text:p>
      <text:p text:style-name="P25">};</text:p>
      <text:p text:style-name="P25"/>
      <text:p text:style-name="P30"><text:span text:style-name="T14">#endif </text:span>/* BugiVideoPlayer_h */</text:p>
      <text:p text:style-name="P31"/>
      <text:p text:style-name="P28">/*****************************************</text:p>
      <text:p text:style-name="P28"><text:s/>* BugiVideoPlayer.cpp <text:s text:c="18"/>*</text:p>
      <text:p text:style-name="P28"><text:s/>*****************************************</text:p>
      <text:p text:style-name="P28"><text:s/>* IDE : Xcode <text:s text:c="26"/>*</text:p>
      <text:p text:style-name="P28"><text:s/>* Author : Şafak AKINCI <text:s text:c="16"/>*</text:p>
      <text:p text:style-name="P28"><text:s/>* Experiment 8: Polymorphism <text:s text:c="11"/>*</text:p>
      <text:p text:style-name="P28"><text:s/>*****************************************/</text:p>
      <text:p text:style-name="P25"/>
      <text:p text:style-name="P30"><text:span text:style-name="T14">#include </text:span><text:span text:style-name="T18">"BugiVideoPlayer.h"</text:span><text:span text:style-name="T14"> <text:s text:c="7"/></text:span>//To know function prototypes of BugiVideoPlayer Class.</text:p>
      <text:p text:style-name="P25"/>
      <text:p text:style-name="P30">//Constructor Function of BugiVideoPlayer Class.</text:p>
      <text:p text:style-name="P30">//BugiVideoPlayer Class is derived from VideoPlayer Class, so this constructor function has to call the constructor of VideoPlayer Class.</text:p>
      <text:p text:style-name="P25"><text:span text:style-name="T19">BugiVideoPlayer</text:span>::BugiVideoPlayer(<text:span text:style-name="T14">int</text:span> maxVolumeLevel, <text:span text:style-name="T19">string</text:span> supportedFormats[], <text:span text:style-name="T14">int</text:span> supportedFormatCount):<text:span text:style-name="T19">VideoPlayer</text:span>(maxVolumeLevel,supportedFormats,supportedFormatCount)</text:p>
      <text:p text:style-name="P25">{</text:p>
      <text:p text:style-name="P32"><text:span text:style-name="T1"><text:s text:c="4"/></text:span>volumeLevel<text:span text:style-name="T1"> = 50;</text:span></text:p>
      <text:p text:style-name="P25">}</text:p>
      <text:p text:style-name="P25"/>
      <text:p text:style-name="P30">//Prints that media player crushed!</text:p>
      <text:p text:style-name="P25"><text:span text:style-name="T14">void</text:span> <text:span text:style-name="T19">BugiVideoPlayer</text:span>::EjectMedia()</text:p>
      <text:p text:style-name="P25">{</text:p>
      <text:p text:style-name="P33"><text:span text:style-name="T1"><text:s text:c="4"/></text:span><text:span text:style-name="T19">cout</text:span><text:span text:style-name="T1">&lt;&lt;</text:span>"BugiVideoPlayer:\tMedia player crushed!"<text:span text:style-name="T1">&lt;&lt;</text:span><text:span text:style-name="T19">endl</text:span><text:span text:style-name="T1">;</text:span></text:p>
      <text:p text:style-name="P25">}</text:p>
      <text:p text:style-name="P25"/>
      <text:p text:style-name="P30">//Destructor Function of BugiVideoPlayer Class.</text:p>
      <text:p text:style-name="P25"><text:span text:style-name="T19">BugiVideoPlayer</text:span>::~BugiVideoPlayer()</text:p>
      <text:p text:style-name="P25">{</text:p>
      <text:p text:style-name="P25"><text:s text:c="4"/></text:p>
      <text:p text:style-name="P25">}</text:p>
      <text:p text:style-name="P25"/>
      <text:p text:style-name="P28">/*****************************************</text:p>
      <text:p text:style-name="P28"><text:s/>* TestMain.cpp <text:s text:c="25"/>*</text:p>
      <text:p text:style-name="P28"><text:s/>*****************************************</text:p>
      <text:p text:style-name="P28"><text:s/>* IDE : Xcode <text:s text:c="26"/>*</text:p>
      <text:p text:style-name="P28"><text:s/>* Author : Şafak AKINCI <text:s text:c="16"/>*</text:p>
      <text:p text:style-name="P28"><text:soft-page-break/><text:s/>* Experiment 8: Polymorphism <text:s text:c="11"/>*</text:p>
      <text:p text:style-name="P28"><text:s/>*****************************************/</text:p>
      <text:p text:style-name="P25"/>
      <text:p text:style-name="P30"><text:span text:style-name="T14">#include </text:span><text:span text:style-name="T18">"Ipod.h"</text:span><text:span text:style-name="T14"> <text:s text:c="18"/></text:span>//To create Ipod type variables.</text:p>
      <text:p text:style-name="P30"><text:span text:style-name="T14">#include </text:span><text:span text:style-name="T18">"Walkman.h"</text:span><text:span text:style-name="T14"> <text:s text:c="15"/></text:span>//To create Walkman type variables.</text:p>
      <text:p text:style-name="P30"><text:span text:style-name="T14">#include </text:span><text:span text:style-name="T18">"BugiVideoPlayer.h"</text:span><text:span text:style-name="T14"> <text:s text:c="7"/></text:span>//To create BugiVideoPlayer type variables.</text:p>
      <text:p text:style-name="P30"><text:span text:style-name="T14">#include </text:span><text:span text:style-name="T18">"VLCVideoPlayer.h"</text:span><text:span text:style-name="T14"> <text:s text:c="8"/></text:span>//To create VLCVideoPlayer type variables.</text:p>
      <text:p text:style-name="P25"/>
      <text:p text:style-name="P25"/>
      <text:p text:style-name="P25"><text:span text:style-name="T14">void</text:span> TEST_ForAll(<text:span text:style-name="T19">Player</text:span>* player, <text:span text:style-name="T14">const</text:span> <text:span text:style-name="T19">string</text:span>&amp; mediaName)</text:p>
      <text:p text:style-name="P25">{</text:p>
      <text:p text:style-name="P30"><text:span text:style-name="T1"><text:s text:c="4"/></text:span>//Open player!</text:p>
      <text:p text:style-name="P25"><text:s text:c="4"/>player-&gt;<text:span text:style-name="T19">Open</text:span>();</text:p>
      <text:p text:style-name="P25"><text:s text:c="4"/></text:p>
      <text:p text:style-name="P30"><text:span text:style-name="T1"><text:s text:c="4"/></text:span>//Try to mount given media.</text:p>
      <text:p text:style-name="P25"><text:s text:c="4"/>player-&gt;<text:span text:style-name="T19">MounthMedia</text:span>(mediaName);</text:p>
      <text:p text:style-name="P25"><text:s text:c="4"/></text:p>
      <text:p text:style-name="P30"><text:span text:style-name="T1"><text:s text:c="4"/></text:span>//Try to increase volume level.</text:p>
      <text:p text:style-name="P25"><text:s text:c="4"/>player-&gt;<text:span text:style-name="T19">VolumeUp</text:span>(20);</text:p>
      <text:p text:style-name="P25"><text:s text:c="4"/></text:p>
      <text:p text:style-name="P30"><text:span text:style-name="T1"><text:s text:c="4"/></text:span>//Try to decrease volume level.</text:p>
      <text:p text:style-name="P25"><text:s text:c="4"/>player-&gt;<text:span text:style-name="T19">VolumeDown</text:span>(10);</text:p>
      <text:p text:style-name="P25"><text:s text:c="4"/></text:p>
      <text:p text:style-name="P30"><text:span text:style-name="T1"><text:s text:c="4"/></text:span>//Play player!</text:p>
      <text:p text:style-name="P25"><text:s text:c="4"/>player-&gt;<text:span text:style-name="T19">Play</text:span>();</text:p>
      <text:p text:style-name="P25"><text:s text:c="4"/></text:p>
      <text:p text:style-name="P30"><text:span text:style-name="T1"><text:s text:c="4"/></text:span>//Pause player!</text:p>
      <text:p text:style-name="P25"><text:s text:c="4"/>player-&gt;<text:span text:style-name="T19">Pause</text:span>();</text:p>
      <text:p text:style-name="P25"><text:s text:c="4"/></text:p>
      <text:p text:style-name="P30"><text:span text:style-name="T1"><text:s text:c="4"/></text:span>//Stop player!</text:p>
      <text:p text:style-name="P25"><text:s text:c="4"/>player-&gt;<text:span text:style-name="T19">Stop</text:span>();</text:p>
      <text:p text:style-name="P25"><text:s text:c="4"/></text:p>
      <text:p text:style-name="P30"><text:span text:style-name="T1"><text:s text:c="4"/></text:span>//Play player!</text:p>
      <text:p text:style-name="P25"><text:s text:c="4"/>player-&gt;<text:span text:style-name="T19">Play</text:span>();</text:p>
      <text:p text:style-name="P25"><text:s text:c="4"/></text:p>
      <text:p text:style-name="P30"><text:span text:style-name="T1"><text:s text:c="4"/></text:span>//Try to forward!</text:p>
      <text:p text:style-name="P25"><text:s text:c="4"/>player-&gt;<text:span text:style-name="T19">Forward</text:span>();</text:p>
      <text:p text:style-name="P25"><text:s text:c="4"/></text:p>
      <text:p text:style-name="P30"><text:span text:style-name="T1"><text:s text:c="4"/></text:span>//Try to backward.</text:p>
      <text:p text:style-name="P25"><text:s text:c="4"/>player-&gt;<text:span text:style-name="T19">BackWard</text:span>();</text:p>
      <text:p text:style-name="P25"><text:s text:c="4"/></text:p>
      <text:p text:style-name="P30"><text:span text:style-name="T1"><text:s text:c="4"/></text:span>//Eject the media!</text:p>
      <text:p text:style-name="P25"><text:s text:c="4"/>player-&gt;<text:span text:style-name="T19">EjectMedia</text:span>();</text:p>
      <text:p text:style-name="P25"><text:s text:c="4"/></text:p>
      <text:p text:style-name="P30"><text:span text:style-name="T1"><text:s text:c="4"/></text:span>//Close player!</text:p>
      <text:p text:style-name="P25"><text:s text:c="4"/>player-&gt;<text:span text:style-name="T19">Close</text:span>();</text:p>
      <text:p text:style-name="P25"><text:s text:c="4"/></text:p>
      <text:p text:style-name="P25"><text:soft-page-break/>}</text:p>
      <text:p text:style-name="P25"/>
      <text:p text:style-name="P25"><text:span text:style-name="T14">int</text:span> main()</text:p>
      <text:p text:style-name="P25">{</text:p>
      <text:p text:style-name="P25"><text:s text:c="4"/></text:p>
      <text:p text:style-name="P33"><text:span text:style-name="T1"><text:s text:c="4"/></text:span><text:span text:style-name="T19">cout</text:span><text:span text:style-name="T1">&lt;&lt; </text:span>"+---------+"<text:span text:style-name="T1"> &lt;&lt; </text:span><text:span text:style-name="T19">endl</text:span></text:p>
      <text:p text:style-name="P33"><text:span text:style-name="T1"><text:s text:c="4"/>&lt;&lt; </text:span>"| WALKMAN |"<text:span text:style-name="T1"> &lt;&lt; </text:span><text:span text:style-name="T19">endl</text:span></text:p>
      <text:p text:style-name="P33"><text:span text:style-name="T1"><text:s text:c="4"/>&lt;&lt; </text:span>"+---------+"<text:span text:style-name="T1"> &lt;&lt; </text:span><text:span text:style-name="T19">endl</text:span><text:span text:style-name="T1">;</text:span></text:p>
      <text:p text:style-name="P25"><text:s text:c="4"/><text:span text:style-name="T19">string</text:span> walkmanFormats[] = { <text:span text:style-name="T18">"mp3"</text:span> };</text:p>
      <text:p text:style-name="P25"><text:s text:c="4"/></text:p>
      <text:p text:style-name="P30"><text:span text:style-name="T1"><text:s text:c="4"/></text:span>//walkman is a pointer that normally should point a Player type object but, Player Class is an ABSTRACT CLASS.(We can not create any object from Player Class.)</text:p>
      <text:p text:style-name="P25"/>
      <text:p text:style-name="P30"><text:span text:style-name="T1"><text:s text:c="4"/></text:span>//A Walkman type object is created in HEAP MEMORY, and its address will be kept in walkman pointer.</text:p>
      <text:p text:style-name="P30"><text:span text:style-name="T1"><text:s text:c="4"/></text:span>//This situation is called UPCASTING.(A base class pointer points to derived class object.)</text:p>
      <text:p text:style-name="P25"><text:s text:c="4"/><text:span text:style-name="T19">Player</text:span>* walkman = <text:span text:style-name="T14">new</text:span> <text:span text:style-name="T19">Walkman</text:span>(70, walkmanFormats, 1);</text:p>
      <text:p text:style-name="P25"><text:s text:c="4"/></text:p>
      <text:p text:style-name="P30"><text:span text:style-name="T1"><text:s text:c="4"/></text:span>//Walkman's functions will test.</text:p>
      <text:p text:style-name="P25"><text:s text:c="4"/><text:span text:style-name="T19">TEST_ForAll</text:span>(walkman, <text:span text:style-name="T18">"test.mp3"</text:span>);</text:p>
      <text:p text:style-name="P25"><text:s text:c="4"/></text:p>
      <text:p text:style-name="P25"><text:s text:c="4"/></text:p>
      <text:p text:style-name="P25"><text:s text:c="4"/><text:span text:style-name="T19">cout</text:span>&lt;&lt; <text:span text:style-name="T18">"+------+"</text:span> &lt;&lt; <text:span text:style-name="T19">endl</text:span></text:p>
      <text:p text:style-name="P25"><text:s text:c="4"/>&lt;&lt; <text:span text:style-name="T18">"| IPOD |"</text:span> &lt;&lt; <text:span text:style-name="T19">endl</text:span></text:p>
      <text:p text:style-name="P25"><text:s text:c="4"/>&lt;&lt; <text:span text:style-name="T18">"+------+"</text:span> &lt;&lt; <text:span text:style-name="T19">endl</text:span>;</text:p>
      <text:p text:style-name="P25"><text:s text:c="4"/><text:span text:style-name="T19">string</text:span> iPodFormats[] = { <text:span text:style-name="T18">"mp3"</text:span>,<text:span text:style-name="T18">"wav"</text:span> };</text:p>
      <text:p text:style-name="P25"><text:s text:c="4"/></text:p>
      <text:p text:style-name="P30"><text:span text:style-name="T1"><text:s text:c="4"/></text:span>//ipod is a pointer that normally should point a MusicPlayer type object but, it points an object the type of IPod.</text:p>
      <text:p text:style-name="P30"><text:span text:style-name="T1"><text:s text:c="4"/></text:span>//An IPod type object is created in HEAP MEMORY, and its address will be kept in ipod pointer(MusicPlayer*).</text:p>
      <text:p text:style-name="P30"><text:span text:style-name="T1"><text:s text:c="4"/></text:span>//This situation is called UPCASTING.(A base class pointer points to derived class object.)</text:p>
      <text:p text:style-name="P25"><text:s text:c="4"/><text:span text:style-name="T19">MusicPlayer</text:span>* ipod <text:s/>= <text:span text:style-name="T14">new</text:span> <text:span text:style-name="T19">IPod</text:span>(100, iPodFormats, 2);</text:p>
      <text:p text:style-name="P25"><text:s/></text:p>
      <text:p text:style-name="P30"><text:span text:style-name="T1"><text:s text:c="4"/></text:span>//IPod's functions will test.</text:p>
      <text:p text:style-name="P25"><text:s text:c="4"/><text:span text:style-name="T19">TEST_ForAll</text:span>(ipod, <text:span text:style-name="T18">"test.mp3"</text:span>);</text:p>
      <text:p text:style-name="P25"><text:s text:c="4"/></text:p>
      <text:p text:style-name="P25"><text:s text:c="4"/></text:p>
      <text:p text:style-name="P33"><text:span text:style-name="T1"><text:s text:c="4"/></text:span><text:span text:style-name="T19">cout</text:span><text:span text:style-name="T1"> &lt;&lt; </text:span>"+-------------------+"<text:span text:style-name="T1"> &lt;&lt; </text:span><text:span text:style-name="T19">endl</text:span></text:p>
      <text:p text:style-name="P33"><text:span text:style-name="T1"><text:s text:c="4"/>&lt;&lt; </text:span>"| BUGI VIDEO PLAYER |"<text:span text:style-name="T1"> &lt;&lt; </text:span><text:span text:style-name="T19">endl</text:span></text:p>
      <text:p text:style-name="P33"><text:span text:style-name="T1"><text:s text:c="4"/>&lt;&lt; </text:span>"+-------------------+"<text:span text:style-name="T1"> &lt;&lt; </text:span><text:span text:style-name="T19">endl</text:span><text:span text:style-name="T1">;</text:span></text:p>
      <text:p text:style-name="P25"><text:s text:c="4"/><text:span text:style-name="T19">string</text:span> bugiVideoFormats[] = { <text:span text:style-name="T18">"mp4"</text:span> };</text:p>
      <text:p text:style-name="P25"><text:s text:c="4"/></text:p>
      <text:p text:style-name="P25"><text:s text:c="4"/></text:p>
      <text:p text:style-name="P30"><text:span text:style-name="T1"><text:s text:c="4"/></text:span>//bugiVideoPlayer is a pointer that points an object the type of BugiVideoPlayer. (Object is created in Heap Memory)</text:p>
      <text:p text:style-name="P25"><text:s text:c="4"/><text:span text:style-name="T19">BugiVideoPlayer</text:span>* bugiVideoPlayer = <text:span text:style-name="T14">new</text:span> <text:span text:style-name="T19">BugiVideoPlayer</text:span>(100, bugiVideoFormats, 1);</text:p>
      <text:p text:style-name="P25"><text:s text:c="4"/></text:p>
      <text:p text:style-name="P30"><text:span text:style-name="T1"><text:s text:c="4"/></text:span>//bugiVideoPlayer's functions will test.</text:p>
      <text:p text:style-name="P25"><text:soft-page-break/><text:s text:c="4"/><text:span text:style-name="T19">TEST_ForAll</text:span>(bugiVideoPlayer, <text:span text:style-name="T18">"test.mp4"</text:span>);</text:p>
      <text:p text:style-name="P25"><text:s/></text:p>
      <text:p text:style-name="P25"><text:s text:c="4"/></text:p>
      <text:p text:style-name="P33"><text:span text:style-name="T1"><text:s text:c="4"/></text:span><text:span text:style-name="T19">cout</text:span><text:span text:style-name="T1"> &lt;&lt; </text:span>"+------------------+"<text:span text:style-name="T1"> &lt;&lt; </text:span><text:span text:style-name="T19">endl</text:span></text:p>
      <text:p text:style-name="P33"><text:span text:style-name="T1"><text:s text:c="4"/>&lt;&lt; </text:span>"| VLC VIDEO PLAYER |"<text:span text:style-name="T1"> &lt;&lt; </text:span><text:span text:style-name="T19">endl</text:span></text:p>
      <text:p text:style-name="P33"><text:span text:style-name="T1"><text:s text:c="4"/>&lt;&lt; </text:span>"+------------------+"<text:span text:style-name="T1"> &lt;&lt; </text:span><text:span text:style-name="T19">endl</text:span><text:span text:style-name="T1">;</text:span></text:p>
      <text:p text:style-name="P25"><text:s text:c="4"/><text:span text:style-name="T19">string</text:span> vlcVideoFormats[] = { <text:span text:style-name="T18">"mp4"</text:span>,<text:span text:style-name="T18">"avi"</text:span> };</text:p>
      <text:p text:style-name="P25"><text:s text:c="4"/></text:p>
      <text:p text:style-name="P30"><text:span text:style-name="T1"><text:s text:c="4"/></text:span>//vlcVideoPlayer is a pointer that points an object the type of VLCVideoPlayer. (Object is created in Heap Memory)</text:p>
      <text:p text:style-name="P25"><text:s text:c="4"/><text:span text:style-name="T19">Player</text:span>* vlcVideoPlayer = <text:span text:style-name="T14">new</text:span> <text:span text:style-name="T19">VLCVideoPlayer</text:span>(100, vlcVideoFormats, 2);</text:p>
      <text:p text:style-name="P25"><text:s text:c="4"/></text:p>
      <text:p text:style-name="P30"><text:span text:style-name="T1"><text:s text:c="4"/></text:span>//vlcVideoPlayer's functions will test.</text:p>
      <text:p text:style-name="P25"><text:s text:c="4"/><text:span text:style-name="T19">TEST_ForAll</text:span>(vlcVideoPlayer, <text:span text:style-name="T18">"test.mp4"</text:span>);</text:p>
      <text:p text:style-name="P25"><text:s text:c="4"/></text:p>
      <text:p text:style-name="P30"><text:span text:style-name="T1"><text:s text:c="4"/></text:span>//Indicates that program ended successfully.</text:p>
      <text:p text:style-name="P25"><text:s text:c="4"/><text:span text:style-name="T14">return</text:span> 0;</text:p>
      <text:p text:style-name="P25"/>
      <text:p text:style-name="P30"><text:span text:style-name="T1">}</text:span>//end main()</text:p>
      <text:p text:style-name="P26"/>
      <text:p text:style-name="P27">CONCLUSION</text:p>
      <text:p text:style-name="P23">→<text:span text:style-name="T21"><text:tab/>Polymorphism is the art of taking advantage of this simple but powerful and versatile feature.</text:span></text:p>
      <text:p text:style-name="P23">→<text:span text:style-name="T21"><text:tab/>A virtual member is a member function that can be redefined in a derived class, while preserving its calling properties through references.</text:span></text:p>
      <text:p text:style-name="P23">→<text:span text:style-name="T21"><text:tab/>Non-virtual members can also be redefined in derived classes, but non-virtual members of derived classes cannot be accessed through a reference of the base class.</text:span></text:p>
      <text:p text:style-name="P23">→ <text:tab/><text:span text:style-name="T21">A constructor cannot be VIRTUAL.</text:span></text:p>
      <text:p text:style-name="P23"/>
      <text:p text:style-name="P23">→<text:span text:style-name="T21"><text:tab/>Polymorphism allows dynamic binding (late binding).</text:span></text:p>
      <text:p text:style-name="P23">→<text:span text:style-name="T21"> <text:tab/>Classes that contain at least one pure virtual function are known as ABSTRACT base classes.</text:span></text:p>
      <text:p text:style-name="P17">→<text:span text:style-name="T21"><text:tab/>Abstract base classes CANNOT BE USED TO INSTANTIATE OBJECTS.</text:span></text:p>
      <text:p text:style-name="P1">→<text:span text:style-name="T21"><text:tab/></text:span>They are classes that can only be used as base classes, and thus are allowed to have virtual member functions without definition (known as pure virtual functions). The syntax is to replace their definition by =0 (an equal sign and a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Courier" svg:font-family="Courie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2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0cm" fo:page-height="30cm" style:num-format="1" style:print-orientation="landscape"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MacOSX_X86_64 LibreOffice_project/8f96e87c890bf8fa77463cd4b640a2312823f3ad</meta:generator>
    <dc:date>2017-01-02T19:06:26.882431000</dc:date>
    <meta:editing-duration>PT6H3M50S</meta:editing-duration>
    <meta:editing-cycles>110</meta:editing-cycles>
    <meta:document-statistic meta:table-count="0" meta:image-count="0" meta:object-count="0" meta:page-count="34" meta:paragraph-count="1344" meta:word-count="4847" meta:character-count="46323" meta:non-whitespace-character-count="36970"/>
  </office:meta>
</office:document-meta>
</file>